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rriweather" svg:font-family="Merriweather, Georgia, serif"/>
    <style:font-face style:name="Open Sans" svg:font-family="'Open Sans', sans-serif"/>
    <style:font-face style:name="Roboto Slab" svg:font-family="'Roboto Slab', serif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variant="normal" fo:text-transform="none" fo:color="#000000" style:font-name="Georgia" fo:font-size="12pt" fo:letter-spacing="normal" fo:font-style="normal" fo:font-weight="normal" officeooo:rsid="0039ea72" officeooo:paragraph-rsid="00178f3e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1468bf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1a91f3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1eb1f7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22382c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25b983d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2839a3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2a6e3d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text-shadow="none" fo:font-weight="normal" officeooo:rsid="0039ea72" officeooo:paragraph-rsid="02a6e3d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111111" style:font-name="Georgia" fo:font-size="12pt" fo:letter-spacing="normal" fo:font-style="normal" fo:text-shadow="none" fo:font-weight="normal" officeooo:rsid="00cf4911" officeooo:paragraph-rsid="02a1c7c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111111" style:font-name="Georgia" fo:font-size="12pt" fo:letter-spacing="normal" fo:font-style="normal" fo:text-shadow="none" fo:font-weight="normal" officeooo:rsid="00cf4911" officeooo:paragraph-rsid="02a3270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line-height="115%" fo:orphans="2" fo:widows="2" fo:text-indent="0in" style:auto-text-indent="false"/>
      <style:text-properties fo:font-variant="normal" fo:text-transform="none" fo:color="#111111" style:font-name="Georgia" fo:font-size="12pt" fo:letter-spacing="normal" fo:font-style="normal" fo:text-shadow="none" fo:font-weight="normal" officeooo:rsid="0047ebd1" officeooo:paragraph-rsid="0298a423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line-height="115%" fo:orphans="2" fo:widows="2" fo:text-indent="0in" style:auto-text-indent="false"/>
      <style:text-properties fo:font-variant="normal" fo:text-transform="none" fo:color="#000000" style:font-name="Georgia" fo:font-size="12pt" fo:letter-spacing="normal" fo:font-style="normal" fo:font-weight="normal" officeooo:rsid="0039ea72" officeooo:paragraph-rsid="01468bfa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15%"/>
    </style:style>
    <style:style style:name="P16" style:family="paragraph" style:parent-style-name="Horizontal_20_Line">
      <style:paragraph-properties fo:line-height="115%"/>
    </style:style>
    <style:style style:name="P17" style:family="paragraph" style:parent-style-name="Standard">
      <style:paragraph-properties fo:line-height="115%" fo:text-align="center" style:justify-single-word="false"/>
      <style:text-properties fo:color="#111111" style:font-name="Georgia" fo:font-size="11pt" fo:text-shadow="none" style:text-underline-style="solid" style:text-underline-width="auto" style:text-underline-color="font-color" officeooo:rsid="00157652" officeooo:paragraph-rsid="00157652" style:font-size-asian="11pt" style:font-size-complex="11pt"/>
    </style:style>
    <style:style style:name="P18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officeooo:rsid="00356eaf" officeooo:paragraph-rsid="00356eaf" style:font-size-asian="11pt" style:font-size-complex="11pt"/>
    </style:style>
    <style:style style:name="P19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fo:font-weight="bold" officeooo:rsid="00545b4a" officeooo:paragraph-rsid="0298a423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fo:font-weight="bold" officeooo:rsid="012976bb" officeooo:paragraph-rsid="012976bb" style:font-size-asian="11pt" style:font-weight-asian="bold" style:font-size-complex="11pt" style:font-weight-complex="bold"/>
    </style:style>
    <style:style style:name="P21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fo:font-weight="bold" officeooo:rsid="012976bb" officeooo:paragraph-rsid="02c7270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fo:font-weight="bold" officeooo:rsid="012976bb" officeooo:paragraph-rsid="02f75e31" style:font-size-asian="11pt" style:font-weight-asian="bold" style:font-size-complex="11pt" style:font-weight-complex="bold"/>
    </style:style>
    <style:style style:name="P23" style:family="paragraph" style:parent-style-name="Standard">
      <style:paragraph-properties fo:line-height="115%"/>
      <style:text-properties fo:color="#111111" style:font-name="Georgia" fo:font-size="11pt" fo:text-shadow="none" style:text-underline-style="solid" style:text-underline-width="auto" style:text-underline-color="font-color" fo:font-weight="bold" officeooo:rsid="03277ce9" officeooo:paragraph-rsid="03277ce9" style:font-size-asian="11pt" style:font-weight-asian="bold" style:font-size-complex="11pt" style:font-weight-complex="bold"/>
    </style:style>
    <style:style style:name="P24" style:family="paragraph" style:parent-style-name="Standard">
      <style:paragraph-properties fo:line-height="115%"/>
      <style:text-properties fo:color="#111111" style:font-name="Georgia" fo:font-size="11pt" fo:text-shadow="none" officeooo:rsid="00157652" officeooo:paragraph-rsid="00157652" style:font-size-asian="11pt" style:font-size-complex="11pt"/>
    </style:style>
    <style:style style:name="P25" style:family="paragraph" style:parent-style-name="Standard">
      <style:paragraph-properties fo:line-height="115%"/>
      <style:text-properties fo:color="#111111" style:font-name="Georgia" fo:font-size="11pt" fo:text-shadow="none" officeooo:rsid="00236a4d" officeooo:paragraph-rsid="00236a4d" style:font-size-asian="11pt" style:font-size-complex="11pt"/>
    </style:style>
    <style:style style:name="P26" style:family="paragraph" style:parent-style-name="Standard">
      <style:paragraph-properties fo:line-height="115%"/>
      <style:text-properties fo:color="#111111" style:font-name="Georgia" fo:font-size="11pt" fo:text-shadow="none" officeooo:rsid="0030a608" officeooo:paragraph-rsid="0030a608" style:font-size-asian="11pt" style:font-size-complex="11pt"/>
    </style:style>
    <style:style style:name="P27" style:family="paragraph" style:parent-style-name="Standard">
      <style:paragraph-properties fo:line-height="115%"/>
      <style:text-properties fo:color="#111111" style:font-name="Georgia" fo:font-size="11pt" fo:text-shadow="none" officeooo:rsid="00356eaf" officeooo:paragraph-rsid="00356eaf" style:font-size-asian="11pt" style:font-size-complex="11pt"/>
    </style:style>
    <style:style style:name="P28" style:family="paragraph" style:parent-style-name="Standard">
      <style:paragraph-properties fo:line-height="115%"/>
      <style:text-properties fo:color="#111111" style:font-name="Georgia" fo:font-size="11pt" fo:text-shadow="none" officeooo:rsid="00cf4911" officeooo:paragraph-rsid="03339a6c" style:font-size-asian="11pt" style:font-size-complex="11pt"/>
    </style:style>
    <style:style style:name="P29" style:family="paragraph" style:parent-style-name="Standard">
      <style:paragraph-properties fo:line-height="115%"/>
      <style:text-properties fo:color="#111111" style:font-name="Georgia" fo:font-size="11pt" fo:text-shadow="none" officeooo:rsid="00cf4911" officeooo:paragraph-rsid="01a60acf" style:font-size-asian="11pt" style:font-size-complex="11pt"/>
    </style:style>
    <style:style style:name="P30" style:family="paragraph" style:parent-style-name="Standard">
      <style:paragraph-properties fo:line-height="115%"/>
      <style:text-properties fo:color="#111111" style:font-name="Georgia" fo:font-size="11pt" fo:text-shadow="none" officeooo:rsid="00cf4911" officeooo:paragraph-rsid="00dec799" style:font-size-asian="11pt" style:font-size-complex="11pt"/>
    </style:style>
    <style:style style:name="P31" style:family="paragraph" style:parent-style-name="Standard">
      <style:paragraph-properties fo:line-height="115%"/>
      <style:text-properties fo:color="#111111" style:font-name="Georgia" fo:font-size="11pt" fo:text-shadow="none" officeooo:rsid="00cf4911" officeooo:paragraph-rsid="00e3cd53" style:font-size-asian="11pt" style:font-size-complex="11pt"/>
    </style:style>
    <style:style style:name="P32" style:family="paragraph" style:parent-style-name="Standard">
      <style:paragraph-properties fo:line-height="115%"/>
      <style:text-properties fo:color="#111111" style:font-name="Georgia" fo:font-size="11pt" fo:text-shadow="none" officeooo:rsid="00cf4911" officeooo:paragraph-rsid="00cf4911" style:font-size-asian="11pt" style:font-size-complex="11pt"/>
    </style:style>
    <style:style style:name="P33" style:family="paragraph" style:parent-style-name="Standard">
      <style:paragraph-properties fo:line-height="115%"/>
      <style:text-properties fo:color="#111111" style:font-name="Georgia" fo:font-size="11pt" fo:text-shadow="none" officeooo:rsid="00e0c5f3" officeooo:paragraph-rsid="00e3cd53" style:font-size-asian="11pt" style:font-size-complex="11pt"/>
    </style:style>
    <style:style style:name="P34" style:family="paragraph" style:parent-style-name="Standard">
      <style:paragraph-properties fo:line-height="115%"/>
      <style:text-properties fo:color="#111111" style:font-name="Georgia" fo:font-size="11pt" fo:text-shadow="none" officeooo:rsid="0126e44a" officeooo:paragraph-rsid="00178f3e" style:font-size-asian="11pt" style:font-size-complex="11pt"/>
    </style:style>
    <style:style style:name="P35" style:family="paragraph" style:parent-style-name="Standard">
      <style:paragraph-properties fo:line-height="115%"/>
      <style:text-properties fo:color="#111111" style:font-name="Georgia" fo:font-size="11pt" fo:text-shadow="none" officeooo:rsid="0047ebd1" officeooo:paragraph-rsid="0298a423" style:font-size-asian="11pt" style:font-size-complex="11pt"/>
    </style:style>
    <style:style style:name="P36" style:family="paragraph" style:parent-style-name="Standard">
      <style:paragraph-properties fo:line-height="115%"/>
      <style:text-properties fo:color="#111111" style:font-name="Georgia" fo:font-size="11pt" fo:text-shadow="none" officeooo:rsid="02b5e2e1" officeooo:paragraph-rsid="02b5e2e1" style:font-size-asian="11pt" style:font-size-complex="11pt"/>
    </style:style>
    <style:style style:name="P37" style:family="paragraph" style:parent-style-name="Standard">
      <style:paragraph-properties fo:line-height="115%"/>
      <style:text-properties fo:color="#111111" style:font-name="Georgia" fo:font-size="11pt" fo:text-shadow="none" officeooo:rsid="02ab9f33" officeooo:paragraph-rsid="02af9744" style:font-size-asian="11pt" style:font-size-complex="11pt"/>
    </style:style>
    <style:style style:name="P38" style:family="paragraph" style:parent-style-name="Standard">
      <style:paragraph-properties fo:line-height="115%"/>
      <style:text-properties fo:color="#111111" style:font-name="Georgia" fo:font-size="11pt" fo:text-shadow="none" officeooo:rsid="02ab9f33" officeooo:paragraph-rsid="02ab9f33" style:font-size-asian="11pt" style:font-size-complex="11pt"/>
    </style:style>
    <style:style style:name="P39" style:family="paragraph" style:parent-style-name="Standard">
      <style:paragraph-properties fo:line-height="115%"/>
      <style:text-properties fo:color="#111111" style:font-name="Georgia" fo:font-size="11pt" fo:text-shadow="none" officeooo:rsid="012976bb" officeooo:paragraph-rsid="012976bb" style:font-size-asian="11pt" style:font-size-complex="11pt"/>
    </style:style>
    <style:style style:name="P40" style:family="paragraph" style:parent-style-name="Standard">
      <style:paragraph-properties fo:line-height="115%"/>
      <style:text-properties fo:color="#111111" style:font-name="Georgia" fo:font-size="11pt" fo:text-shadow="none" officeooo:rsid="012976bb" officeooo:paragraph-rsid="02c7270f" style:font-size-asian="11pt" style:font-size-complex="11pt"/>
    </style:style>
    <style:style style:name="P41" style:family="paragraph" style:parent-style-name="Standard">
      <style:paragraph-properties fo:line-height="115%"/>
      <style:text-properties fo:color="#111111" style:font-name="Georgia" fo:font-size="11pt" fo:text-shadow="none" officeooo:rsid="012976bb" officeooo:paragraph-rsid="02f75e31" style:font-size-asian="11pt" style:font-size-complex="11pt"/>
    </style:style>
    <style:style style:name="P42" style:family="paragraph" style:parent-style-name="Standard">
      <style:paragraph-properties fo:line-height="115%"/>
      <style:text-properties fo:color="#111111" style:font-name="Georgia" fo:font-size="11pt" fo:text-shadow="none" officeooo:rsid="012a4f91" officeooo:paragraph-rsid="012a4f91" style:font-size-asian="11pt" style:font-size-complex="11pt"/>
    </style:style>
    <style:style style:name="P43" style:family="paragraph" style:parent-style-name="Standard">
      <style:paragraph-properties fo:line-height="115%"/>
      <style:text-properties fo:color="#111111" style:font-name="Georgia" fo:font-size="11pt" fo:text-shadow="none" officeooo:rsid="012a4f91" officeooo:paragraph-rsid="02c7270f" style:font-size-asian="11pt" style:font-size-complex="11pt"/>
    </style:style>
    <style:style style:name="P44" style:family="paragraph" style:parent-style-name="Standard">
      <style:paragraph-properties fo:line-height="115%"/>
      <style:text-properties fo:color="#111111" style:font-name="Georgia" fo:font-size="11pt" fo:text-shadow="none" officeooo:rsid="012a4f91" officeooo:paragraph-rsid="02f75e31" style:font-size-asian="11pt" style:font-size-complex="11pt"/>
    </style:style>
    <style:style style:name="P45" style:family="paragraph" style:parent-style-name="Standard">
      <style:paragraph-properties fo:line-height="115%"/>
      <style:text-properties fo:color="#111111" style:font-name="Georgia" fo:font-size="11pt" fo:text-shadow="none" fo:font-weight="normal" officeooo:rsid="00178f3e" officeooo:paragraph-rsid="02915c5e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115%"/>
      <style:text-properties fo:color="#111111" style:font-name="Georgia" fo:font-size="11pt" fo:text-shadow="none" fo:font-weight="bold" officeooo:rsid="00178f3e" officeooo:paragraph-rsid="0298a423" style:font-size-asian="11pt" style:font-weight-asian="bold" style:font-size-complex="11pt" style:font-weight-complex="bold"/>
    </style:style>
    <style:style style:name="P47" style:family="paragraph" style:parent-style-name="Standard">
      <style:paragraph-properties fo:line-height="115%"/>
      <style:text-properties fo:color="#111111" style:font-name="Georgia" fo:font-size="11pt" fo:text-shadow="none" fo:font-weight="bold" officeooo:rsid="00545b4a" officeooo:paragraph-rsid="0298a423" style:font-size-asian="11pt" style:font-weight-asian="bold" style:font-size-complex="11pt" style:font-weight-complex="bold"/>
    </style:style>
    <style:style style:name="P48" style:family="paragraph" style:parent-style-name="Standard">
      <style:paragraph-properties fo:line-height="115%"/>
      <style:text-properties fo:color="#111111" style:font-name="Georgia" fo:font-size="11pt" fo:text-shadow="none" style:text-underline-style="none" fo:font-weight="normal" officeooo:rsid="02ab9f33" officeooo:paragraph-rsid="02af9744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line-height="115%"/>
      <style:text-properties fo:color="#111111" style:font-name="Georgia" fo:font-size="11pt" style:text-underline-style="solid" style:text-underline-width="auto" style:text-underline-color="font-color" fo:font-weight="bold" officeooo:paragraph-rsid="02915c5e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15%"/>
      <style:text-properties fo:color="#111111" style:font-name="Georgia" fo:font-size="11pt" fo:font-weight="normal" officeooo:paragraph-rsid="02915c5e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line-height="115%"/>
      <style:text-properties fo:color="#111111" style:font-name="Georgia" fo:font-size="11pt" fo:font-style="italic" fo:text-shadow="none" officeooo:rsid="01366ff3" officeooo:paragraph-rsid="013da8b3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line-height="115%"/>
      <style:text-properties fo:color="#111111" style:font-name="Georgia" fo:font-size="11pt" fo:font-style="italic" fo:text-shadow="none" officeooo:rsid="002ae49b" officeooo:paragraph-rsid="002ae49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line-height="115%"/>
      <style:text-properties fo:color="#111111" style:font-name="Georgia" fo:font-size="11pt" fo:font-style="italic" fo:text-shadow="none" officeooo:rsid="00236a4d" officeooo:paragraph-rsid="00236a4d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line-height="115%"/>
      <style:text-properties fo:color="#111111" style:font-name="Georgia" fo:font-size="11pt" fo:font-style="italic" officeooo:paragraph-rsid="026ad74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line-height="115%"/>
      <style:text-properties fo:color="#111111" style:font-name="Georgia" fo:font-size="11pt" style:font-size-asian="11pt" style:font-size-complex="11pt"/>
    </style:style>
    <style:style style:name="P56" style:family="paragraph" style:parent-style-name="Standard">
      <style:paragraph-properties fo:line-height="115%"/>
      <style:text-properties fo:color="#111111" style:font-name="Georgia" fo:font-size="11pt" officeooo:paragraph-rsid="026ad74b" style:font-size-asian="11pt" style:font-size-complex="11pt"/>
    </style:style>
    <style:style style:name="P57" style:family="paragraph" style:parent-style-name="Standard">
      <style:paragraph-properties fo:line-height="115%"/>
      <style:text-properties fo:color="#111111" style:font-name="Georgia" fo:font-size="11pt" fo:font-style="normal" fo:text-shadow="none" style:text-underline-style="none" fo:font-weight="bold" officeooo:rsid="012976bb" officeooo:paragraph-rsid="012976bb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paragraph-properties fo:line-height="115%"/>
      <style:text-properties fo:color="#111111" style:font-name="Georgia" fo:font-size="11pt" fo:font-style="normal" fo:text-shadow="none" style:text-underline-style="none" fo:font-weight="bold" officeooo:rsid="0368d00e" officeooo:paragraph-rsid="0368d00e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paragraph-properties fo:line-height="115%"/>
      <style:text-properties fo:color="#111111" style:font-name="Georgia" fo:font-size="11pt" fo:letter-spacing="normal" fo:font-style="normal" fo:text-shadow="none" style:text-underline-style="none" fo:font-weight="normal" officeooo:rsid="012976bb" officeooo:paragraph-rsid="012976bb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paragraph-properties fo:margin-left="0in" fo:margin-right="0in" fo:margin-top="0in" fo:margin-bottom="0.1043in" loext:contextual-spacing="false" fo:line-height="115%" fo:orphans="2" fo:widows="2" fo:text-indent="0in" style:auto-text-indent="false"/>
      <style:text-properties fo:font-variant="normal" fo:text-transform="none" fo:color="#111111" style:font-name="Georgia" fo:font-size="11pt" fo:letter-spacing="normal" fo:font-style="normal" fo:text-shadow="none" style:text-underline-style="none" fo:font-weight="bold" officeooo:rsid="012976bb" officeooo:paragraph-rsid="035f6fc9" style:font-size-asian="11pt" style:font-style-asian="normal" style:font-weight-asian="bold" style:font-size-complex="11pt" style:font-style-complex="normal" style:font-weight-complex="bold"/>
    </style:style>
    <style:style style:name="P61" style:family="paragraph" style:parent-style-name="Text_20_body">
      <style:paragraph-properties fo:line-height="115%"/>
      <style:text-properties fo:color="#111111" style:font-name="Georgia" fo:font-size="11pt" fo:text-shadow="none" style:font-size-asian="11pt" style:font-size-complex="11pt"/>
    </style:style>
    <style:style style:name="P62" style:family="paragraph" style:parent-style-name="Text_20_body">
      <style:paragraph-properties fo:line-height="115%"/>
      <style:text-properties fo:color="#111111" style:font-name="Georgia" fo:font-size="11pt" fo:text-shadow="none" style:text-underline-style="none" fo:font-weight="normal" officeooo:rsid="012976bb" officeooo:paragraph-rsid="012976bb" style:font-size-asian="11pt" style:font-weight-asian="bold" style:font-size-complex="11pt" style:font-weight-complex="bold"/>
    </style:style>
    <style:style style:name="P63" style:family="paragraph" style:parent-style-name="Text_20_body">
      <style:paragraph-properties fo:line-height="115%"/>
      <style:text-properties fo:color="#111111" style:font-name="Georgia" fo:font-size="11pt" style:font-size-asian="11pt" style:font-size-complex="11pt"/>
    </style:style>
    <style:style style:name="P6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111111" style:font-name="Georgia" fo:font-size="11pt" fo:letter-spacing="normal" fo:font-style="normal" fo:font-weight="normal" style:font-size-asian="11pt" style:font-size-complex="11pt"/>
    </style:style>
    <style:style style:name="P6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111111" style:font-name="Georgia" fo:font-size="11pt" fo:letter-spacing="normal" fo:font-style="normal" fo:font-weight="normal" officeooo:paragraph-rsid="03743f91" style:font-size-asian="11pt" style:font-size-complex="11pt"/>
    </style:style>
    <style:style style:name="P66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Georgia" fo:font-size="11pt" fo:letter-spacing="normal" fo:font-style="normal" fo:text-shadow="none" fo:font-weight="normal" officeooo:rsid="01579922" officeooo:paragraph-rsid="01579922" style:font-size-asian="11pt" style:font-size-complex="11pt"/>
    </style:style>
    <style:style style:name="P67" style:family="paragraph" style:parent-style-name="Text_20_body">
      <style:paragraph-properties fo:margin-left="0in" fo:margin-right="0in" fo:line-height="115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Georgia" fo:font-size="11pt" fo:letter-spacing="normal" fo:font-style="normal" fo:text-shadow="none" fo:font-weight="normal" officeooo:paragraph-rsid="019c5aa2" style:font-size-asian="11pt" style:font-size-complex="11pt"/>
    </style:style>
    <style:style style:name="P68" style:family="paragraph" style:parent-style-name="Horizontal_20_Line">
      <style:paragraph-properties fo:line-height="115%"/>
      <style:text-properties fo:color="#111111" style:font-name="Georgia" fo:font-size="11pt" fo:text-shadow="none" style:font-size-asian="11pt" style:font-size-complex="11pt"/>
    </style:style>
    <style:style style:name="P69" style:family="paragraph" style:parent-style-name="Heading_20_1">
      <style:paragraph-properties fo:line-height="115%"/>
      <style:text-properties style:font-name="Georgia" fo:font-size="16pt" officeooo:paragraph-rsid="03277ce9" style:font-size-asian="16pt" style:font-size-complex="16pt"/>
    </style:style>
    <style:style style:name="T1" style:family="text">
      <style:text-properties officeooo:rsid="00254d16"/>
    </style:style>
    <style:style style:name="T2" style:family="text">
      <style:text-properties officeooo:rsid="0030f4e1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45ce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7fb4f" style:font-weight-asian="bold" style:font-weight-complex="bold"/>
    </style:style>
    <style:style style:name="T8" style:family="text">
      <style:text-properties fo:font-weight="bold" officeooo:rsid="0116f141" style:font-weight-asian="bold" style:font-weight-complex="bold"/>
    </style:style>
    <style:style style:name="T9" style:family="text">
      <style:text-properties fo:font-weight="bold" officeooo:rsid="00254d16" style:font-weight-asian="bold" style:font-weight-complex="bold"/>
    </style:style>
    <style:style style:name="T10" style:family="text">
      <style:text-properties fo:font-weight="bold" officeooo:rsid="015db817" style:font-weight-asian="bold" style:font-weight-complex="bold"/>
    </style:style>
    <style:style style:name="T11" style:family="text">
      <style:text-properties fo:font-weight="bold" officeooo:rsid="0274c1b9" style:font-weight-asian="bold" style:font-weight-complex="bold"/>
    </style:style>
    <style:style style:name="T12" style:family="text">
      <style:text-properties fo:font-weight="bold" officeooo:rsid="02b35753" style:font-weight-asian="bold" style:font-weight-complex="bold"/>
    </style:style>
    <style:style style:name="T13" style:family="text">
      <style:text-properties fo:font-weight="bold" officeooo:rsid="03329b66" style:font-weight-asian="bold" style:font-weight-complex="bold"/>
    </style:style>
    <style:style style:name="T14" style:family="text">
      <style:text-properties fo:font-weight="bold" officeooo:rsid="01007b56" style:font-weight-asian="bold" style:font-weight-complex="bold"/>
    </style:style>
    <style:style style:name="T15" style:family="text">
      <style:text-properties fo:font-weight="bold" officeooo:rsid="0104f749" style:font-weight-asian="bold" style:font-weight-complex="bold"/>
    </style:style>
    <style:style style:name="T16" style:family="text">
      <style:text-properties fo:font-weight="bold" officeooo:rsid="012be324" style:font-weight-asian="bold" style:font-weight-complex="bold"/>
    </style:style>
    <style:style style:name="T17" style:family="text">
      <style:text-properties fo:font-weight="bold" officeooo:rsid="0302df0e" style:font-weight-asian="bold" style:font-weight-complex="bold"/>
    </style:style>
    <style:style style:name="T18" style:family="text">
      <style:text-properties officeooo:rsid="00d7fb4f"/>
    </style:style>
    <style:style style:name="T19" style:family="text">
      <style:text-properties officeooo:rsid="00e76c37"/>
    </style:style>
    <style:style style:name="T20" style:family="text">
      <style:text-properties officeooo:rsid="00f885e0"/>
    </style:style>
    <style:style style:name="T21" style:family="text">
      <style:text-properties officeooo:rsid="00fcf248"/>
    </style:style>
    <style:style style:name="T22" style:family="text">
      <style:text-properties officeooo:rsid="01007b56"/>
    </style:style>
    <style:style style:name="T23" style:family="text">
      <style:text-properties officeooo:rsid="0104f749"/>
    </style:style>
    <style:style style:name="T24" style:family="text">
      <style:text-properties officeooo:rsid="01193721"/>
    </style:style>
    <style:style style:name="T25" style:family="text">
      <style:text-properties officeooo:rsid="011d4f61"/>
    </style:style>
    <style:style style:name="T26" style:family="text">
      <style:text-properties officeooo:rsid="0129bde3"/>
    </style:style>
    <style:style style:name="T27" style:family="text">
      <style:text-properties officeooo:rsid="012be324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bold" officeooo:rsid="0138eb06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137c85a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officeooo:rsid="013bd78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417f1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4438be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color="#111111" style:font-name="Georgia" fo:font-size="11pt" fo:letter-spacing="normal" fo:font-style="normal" fo:text-shadow="none" fo:font-weight="normal" officeooo:rsid="0039ea7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35" style:family="text">
      <style:text-properties fo:font-variant="normal" fo:text-transform="none" fo:color="#111111" fo:font-size="11pt" fo:letter-spacing="normal" fo:font-style="normal" fo:text-shadow="none" fo:font-weight="normal" officeooo:rsid="0039ea7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36" style:family="text">
      <style:text-properties fo:font-variant="normal" fo:text-transform="none" fo:color="#111111" style:font-name="Georgia" fo:font-size="11pt" fo:letter-spacing="normal" fo:font-style="normal" fo:text-shadow="none" fo:font-weight="normal" officeooo:rsid="0039ea7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37" style:family="text">
      <style:text-properties fo:font-variant="normal" fo:text-transform="none" style:font-name="Georgia" fo:font-size="11pt" fo:letter-spacing="normal" fo:font-style="normal" fo:text-shadow="none" fo:font-weight="normal" officeooo:rsid="0039ea7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38" style:family="text">
      <style:text-properties fo:font-variant="normal" fo:text-transform="none" fo:letter-spacing="normal" officeooo:rsid="03302e93"/>
    </style:style>
    <style:style style:name="T39" style:family="text">
      <style:text-properties fo:font-variant="normal" fo:text-transform="none" fo:letter-spacing="normal" fo:font-style="normal" officeooo:rsid="03302e93" style:font-style-asian="normal" style:font-style-complex="normal"/>
    </style:style>
    <style:style style:name="T40" style:family="text">
      <style:text-properties fo:font-variant="normal" fo:text-transform="none" fo:color="#444444" style:font-name="Roboto Slab" fo:font-size="21pt" fo:letter-spacing="normal" fo:font-style="normal" fo:text-shadow="none" style:text-underline-style="solid" style:text-underline-width="auto" style:text-underline-color="font-color" fo:font-weight="bold" officeooo:rsid="03277ce9" style:font-size-asian="11pt" style:font-weight-asian="bold" style:font-size-complex="11pt" style:font-weight-complex="bold"/>
    </style:style>
    <style:style style:name="T41" style:family="text">
      <style:text-properties fo:font-variant="normal" fo:text-transform="none" fo:color="#444444" fo:font-size="21pt" fo:letter-spacing="normal" fo:font-style="normal" fo:text-shadow="none" style:text-underline-style="solid" style:text-underline-width="auto" style:text-underline-color="font-color" fo:font-weight="bold" officeooo:rsid="03277ce9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fo:color="#444444" fo:letter-spacing="normal" fo:font-style="normal" fo:text-shadow="none" style:text-underline-style="solid" style:text-underline-width="auto" style:text-underline-color="font-color" fo:font-weight="bold" officeooo:rsid="03277ce9" style:font-weight-asian="bold" style:font-weight-complex="bold"/>
    </style:style>
    <style:style style:name="T43" style:family="text">
      <style:text-properties officeooo:rsid="015a0f81"/>
    </style:style>
    <style:style style:name="T44" style:family="text">
      <style:text-properties officeooo:rsid="015db817"/>
    </style:style>
    <style:style style:name="T45" style:family="text">
      <style:text-properties officeooo:rsid="017e24bc"/>
    </style:style>
    <style:style style:name="T46" style:family="text">
      <style:text-properties fo:color="#111111"/>
    </style:style>
    <style:style style:name="T47" style:family="text">
      <style:text-properties fo:color="#111111" style:font-name="Georgia" fo:font-size="11pt" fo:font-style="normal" fo:text-shadow="none" officeooo:rsid="0074627b" style:font-size-asian="11pt" style:font-style-asian="normal" style:font-size-complex="11pt" style:font-style-complex="normal" loext:padding="0in" loext:border="none"/>
    </style:style>
    <style:style style:name="T48" style:family="text">
      <style:text-properties fo:color="#111111" style:font-name="Georgia" fo:font-size="11pt" fo:font-style="normal" fo:text-shadow="none" officeooo:rsid="01ea83b3" style:font-size-asian="11pt" style:font-style-asian="normal" style:font-size-complex="11pt" style:font-style-complex="normal" loext:padding="0in" loext:border="none"/>
    </style:style>
    <style:style style:name="T49" style:family="text">
      <style:text-properties fo:color="#111111" style:font-name="Georgia" fo:font-size="11pt" fo:font-style="normal" fo:text-shadow="none" officeooo:rsid="023e0c69" style:font-size-asian="11pt" style:font-style-asian="normal" style:font-size-complex="11pt" style:font-style-complex="normal" loext:padding="0in" loext:border="none"/>
    </style:style>
    <style:style style:name="T50" style:family="text">
      <style:text-properties fo:color="#111111" style:font-name="Georgia" fo:font-size="11pt" fo:font-style="normal" fo:text-shadow="none" officeooo:rsid="0243592e" style:font-size-asian="11pt" style:font-style-asian="normal" style:font-size-complex="11pt" style:font-style-complex="normal" loext:padding="0in" loext:border="none"/>
    </style:style>
    <style:style style:name="T51" style:family="text">
      <style:text-properties fo:color="#111111" style:font-name="Georgia" fo:font-size="11pt" fo:font-style="italic" fo:text-shadow="none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52" style:family="text">
      <style:text-properties fo:color="#111111" style:font-name="Georgia" fo:font-size="11pt" fo:text-shadow="none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53" style:family="text">
      <style:text-properties fo:color="#111111" style:font-name="Georgia" fo:font-size="11pt" fo:text-shadow="none" fo:font-weight="normal" officeooo:rsid="028d4903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54" style:family="text">
      <style:text-properties fo:color="#111111" style:font-name="Georgia" fo:font-size="11pt" fo:text-shadow="none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55" style:family="text">
      <style:text-properties fo:color="#111111" style:text-position="super 58%"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56" style:family="text">
      <style:text-properties fo:color="#111111" style:text-position="super 58%" style:font-name="Georgia"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57" style:family="text">
      <style:text-properties fo:color="#111111" fo:font-size="11pt" fo:font-style="normal" fo:text-shadow="none" officeooo:rsid="0074627b" style:font-size-asian="11pt" style:font-style-asian="normal" style:font-size-complex="11pt" style:font-style-complex="normal" loext:padding="0in" loext:border="none"/>
    </style:style>
    <style:style style:name="T58" style:family="text">
      <style:text-properties fo:color="#111111" fo:font-size="11pt" fo:font-style="normal" fo:text-shadow="none" style:font-size-asian="11pt" style:font-style-asian="normal" style:font-size-complex="11pt" style:font-style-complex="normal" loext:padding="0in" loext:border="none"/>
    </style:style>
    <style:style style:name="T59" style:family="text">
      <style:text-properties fo:color="#111111" fo:font-size="11pt" fo:font-style="normal" fo:text-shadow="none" officeooo:rsid="01a91f38" style:font-size-asian="11pt" style:font-style-asian="normal" style:font-size-complex="11pt" style:font-style-complex="normal" loext:padding="0in" loext:border="none"/>
    </style:style>
    <style:style style:name="T60" style:family="text">
      <style:text-properties fo:color="#111111" fo:font-size="11pt" fo:font-style="normal" fo:text-shadow="none" officeooo:rsid="01bebffa" style:font-size-asian="11pt" style:font-style-asian="normal" style:font-size-complex="11pt" style:font-style-complex="normal" loext:padding="0in" loext:border="none"/>
    </style:style>
    <style:style style:name="T61" style:family="text">
      <style:text-properties fo:color="#111111" fo:font-size="11pt" fo:font-style="normal" fo:text-shadow="none" officeooo:rsid="01c5966a" style:font-size-asian="11pt" style:font-style-asian="normal" style:font-size-complex="11pt" style:font-style-complex="normal" loext:padding="0in" loext:border="none"/>
    </style:style>
    <style:style style:name="T62" style:family="text">
      <style:text-properties fo:color="#111111" fo:font-size="11pt" fo:font-style="normal" fo:text-shadow="none" officeooo:rsid="01c74902" style:font-size-asian="11pt" style:font-style-asian="normal" style:font-size-complex="11pt" style:font-style-complex="normal" loext:padding="0in" loext:border="none"/>
    </style:style>
    <style:style style:name="T63" style:family="text">
      <style:text-properties fo:color="#111111" fo:font-size="11pt" fo:font-style="normal" fo:text-shadow="none" officeooo:rsid="01cbc43c" style:font-size-asian="11pt" style:font-style-asian="normal" style:font-size-complex="11pt" style:font-style-complex="normal" loext:padding="0in" loext:border="none"/>
    </style:style>
    <style:style style:name="T64" style:family="text">
      <style:text-properties fo:color="#111111" fo:font-size="11pt" fo:font-style="normal" fo:text-shadow="none" officeooo:rsid="01cd6df2" style:font-size-asian="11pt" style:font-style-asian="normal" style:font-size-complex="11pt" style:font-style-complex="normal" loext:padding="0in" loext:border="none"/>
    </style:style>
    <style:style style:name="T65" style:family="text">
      <style:text-properties fo:color="#111111" fo:font-size="11pt" fo:font-style="normal" fo:text-shadow="none" officeooo:rsid="01d16a4a" style:font-size-asian="11pt" style:font-style-asian="normal" style:font-size-complex="11pt" style:font-style-complex="normal" loext:padding="0in" loext:border="none"/>
    </style:style>
    <style:style style:name="T66" style:family="text">
      <style:text-properties fo:color="#111111" fo:font-size="11pt" fo:font-style="normal" fo:text-shadow="none" officeooo:rsid="01d9f058" style:font-size-asian="11pt" style:font-style-asian="normal" style:font-size-complex="11pt" style:font-style-complex="normal" loext:padding="0in" loext:border="none"/>
    </style:style>
    <style:style style:name="T67" style:family="text">
      <style:text-properties fo:color="#111111" fo:font-size="11pt" fo:font-style="normal" fo:text-shadow="none" officeooo:rsid="01d3761c" style:font-size-asian="11pt" style:font-style-asian="normal" style:font-size-complex="11pt" style:font-style-complex="normal" loext:padding="0in" loext:border="none"/>
    </style:style>
    <style:style style:name="T68" style:family="text">
      <style:text-properties fo:color="#111111" fo:font-size="11pt" fo:font-style="normal" fo:text-shadow="none" officeooo:rsid="025064e6" style:font-size-asian="11pt" style:font-style-asian="normal" style:font-size-complex="11pt" style:font-style-complex="normal" loext:padding="0in" loext:border="none"/>
    </style:style>
    <style:style style:name="T69" style:family="text">
      <style:text-properties fo:color="#111111" fo:font-size="11pt" fo:font-style="normal" fo:text-shadow="none" officeooo:rsid="01d26bf0" style:font-size-asian="11pt" style:font-style-asian="normal" style:font-size-complex="11pt" style:font-style-complex="normal" loext:padding="0in" loext:border="none"/>
    </style:style>
    <style:style style:name="T70" style:family="text">
      <style:text-properties fo:color="#111111" fo:font-size="11pt" fo:font-style="normal" fo:text-shadow="none" officeooo:rsid="01e92a08" style:font-size-asian="11pt" style:font-style-asian="normal" style:font-size-complex="11pt" style:font-style-complex="normal" loext:padding="0in" loext:border="none"/>
    </style:style>
    <style:style style:name="T71" style:family="text">
      <style:text-properties fo:color="#111111"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72" style:family="text">
      <style:text-properties fo:color="#111111" fo:font-size="11pt" fo:font-style="normal" fo:text-shadow="none" officeooo:rsid="024ade36" style:font-size-asian="11pt" style:font-style-asian="normal" style:font-size-complex="11pt" style:font-style-complex="normal" loext:padding="0in" loext:border="none"/>
    </style:style>
    <style:style style:name="T73" style:family="text">
      <style:text-properties fo:color="#111111" fo:font-size="11pt" fo:font-style="normal" fo:text-shadow="none" officeooo:rsid="01eb93e4" style:font-size-asian="11pt" style:font-style-asian="normal" style:font-size-complex="11pt" style:font-style-complex="normal" loext:padding="0in" loext:border="none"/>
    </style:style>
    <style:style style:name="T74" style:family="text">
      <style:text-properties fo:color="#111111" fo:font-size="11pt" fo:font-style="normal" fo:text-shadow="none" officeooo:rsid="02013322" style:font-size-asian="11pt" style:font-style-asian="normal" style:font-size-complex="11pt" style:font-style-complex="normal" loext:padding="0in" loext:border="none"/>
    </style:style>
    <style:style style:name="T75" style:family="text">
      <style:text-properties fo:color="#111111" fo:font-size="11pt" fo:font-style="normal" fo:text-shadow="none" officeooo:rsid="01ed298e" style:font-size-asian="11pt" style:font-style-asian="normal" style:font-size-complex="11pt" style:font-style-complex="normal" loext:padding="0in" loext:border="none"/>
    </style:style>
    <style:style style:name="T76" style:family="text">
      <style:text-properties fo:color="#111111" fo:font-size="11pt" fo:font-style="normal" fo:text-shadow="none" officeooo:rsid="0212bbad" style:font-size-asian="11pt" style:font-style-asian="normal" style:font-size-complex="11pt" style:font-style-complex="normal" loext:padding="0in" loext:border="none"/>
    </style:style>
    <style:style style:name="T77" style:family="text">
      <style:text-properties fo:color="#111111" fo:font-size="11pt" fo:font-style="normal" fo:text-shadow="none" officeooo:rsid="02053313" style:font-size-asian="11pt" style:font-style-asian="normal" style:font-size-complex="11pt" style:font-style-complex="normal" loext:padding="0in" loext:border="none"/>
    </style:style>
    <style:style style:name="T78" style:family="text">
      <style:text-properties fo:color="#111111" fo:font-size="11pt" fo:font-style="normal" fo:text-shadow="none" officeooo:rsid="01ee6ff3" style:font-size-asian="11pt" style:font-style-asian="normal" style:font-size-complex="11pt" style:font-style-complex="normal" loext:padding="0in" loext:border="none"/>
    </style:style>
    <style:style style:name="T79" style:family="text">
      <style:text-properties fo:color="#111111" fo:font-size="11pt" fo:font-style="normal" fo:text-shadow="none" officeooo:rsid="02160829" style:font-size-asian="11pt" style:font-style-asian="normal" style:font-size-complex="11pt" style:font-style-complex="normal" loext:padding="0in" loext:border="none"/>
    </style:style>
    <style:style style:name="T80" style:family="text">
      <style:text-properties fo:color="#111111" fo:font-size="11pt" fo:font-style="normal" fo:text-shadow="none" officeooo:rsid="02184125" style:font-size-asian="11pt" style:font-style-asian="normal" style:font-size-complex="11pt" style:font-style-complex="normal" loext:padding="0in" loext:border="none"/>
    </style:style>
    <style:style style:name="T81" style:family="text">
      <style:text-properties fo:color="#111111" fo:font-size="11pt" fo:font-style="normal" fo:text-shadow="none" officeooo:rsid="021b77ef" style:font-size-asian="11pt" style:font-style-asian="normal" style:font-size-complex="11pt" style:font-style-complex="normal" loext:padding="0in" loext:border="none"/>
    </style:style>
    <style:style style:name="T82" style:family="text">
      <style:text-properties fo:color="#111111" fo:font-size="11pt" fo:font-style="normal" fo:text-shadow="none" officeooo:rsid="02167148" style:font-size-asian="11pt" style:font-style-asian="normal" style:font-size-complex="11pt" style:font-style-complex="normal" loext:padding="0in" loext:border="none"/>
    </style:style>
    <style:style style:name="T83" style:family="text">
      <style:text-properties fo:color="#111111" fo:font-size="11pt" fo:font-style="normal" fo:text-shadow="none" officeooo:rsid="01fe47cd" style:font-size-asian="11pt" style:font-style-asian="normal" style:font-size-complex="11pt" style:font-style-complex="normal" loext:padding="0in" loext:border="none"/>
    </style:style>
    <style:style style:name="T84" style:family="text">
      <style:text-properties fo:color="#111111" fo:font-size="11pt" fo:font-style="normal" fo:text-shadow="none" officeooo:rsid="02297d4c" style:font-size-asian="11pt" style:font-style-asian="normal" style:font-size-complex="11pt" style:font-style-complex="normal" loext:padding="0in" loext:border="none"/>
    </style:style>
    <style:style style:name="T85" style:family="text">
      <style:text-properties fo:color="#111111" fo:font-size="11pt" fo:font-style="normal" fo:text-shadow="none" officeooo:rsid="022b5aa6" style:font-size-asian="11pt" style:font-style-asian="normal" style:font-size-complex="11pt" style:font-style-complex="normal" loext:padding="0in" loext:border="none"/>
    </style:style>
    <style:style style:name="T86" style:family="text">
      <style:text-properties fo:color="#111111" fo:font-size="11pt" fo:font-style="normal" fo:text-shadow="none" officeooo:rsid="02536ee8" style:font-size-asian="11pt" style:font-style-asian="normal" style:font-size-complex="11pt" style:font-style-complex="normal" loext:padding="0in" loext:border="none"/>
    </style:style>
    <style:style style:name="T87" style:family="text">
      <style:text-properties fo:color="#111111" fo:font-size="11pt" fo:font-style="normal" fo:text-shadow="none" officeooo:rsid="022ec1d3" style:font-size-asian="11pt" style:font-style-asian="normal" style:font-size-complex="11pt" style:font-style-complex="normal" loext:padding="0in" loext:border="none"/>
    </style:style>
    <style:style style:name="T88" style:family="text">
      <style:text-properties fo:color="#111111" fo:font-size="11pt" fo:font-style="normal" fo:text-shadow="none" officeooo:rsid="02395633" style:font-size-asian="11pt" style:font-style-asian="normal" style:font-size-complex="11pt" style:font-style-complex="normal" loext:padding="0in" loext:border="none"/>
    </style:style>
    <style:style style:name="T89" style:family="text">
      <style:text-properties fo:color="#111111" fo:font-size="11pt" fo:font-style="normal" fo:text-shadow="none" officeooo:rsid="023a7b9f" style:font-size-asian="11pt" style:font-style-asian="normal" style:font-size-complex="11pt" style:font-style-complex="normal" loext:padding="0in" loext:border="none"/>
    </style:style>
    <style:style style:name="T90" style:family="text">
      <style:text-properties fo:color="#111111" fo:font-size="11pt" fo:font-style="normal" fo:text-shadow="none" officeooo:rsid="0254b936" style:font-size-asian="11pt" style:font-style-asian="normal" style:font-size-complex="11pt" style:font-style-complex="normal" loext:padding="0in" loext:border="none"/>
    </style:style>
    <style:style style:name="T91" style:family="text">
      <style:text-properties fo:color="#111111" fo:font-size="11pt" fo:font-style="normal" fo:text-shadow="none" officeooo:rsid="025807db" style:font-size-asian="11pt" style:font-style-asian="normal" style:font-size-complex="11pt" style:font-style-complex="normal" loext:padding="0in" loext:border="none"/>
    </style:style>
    <style:style style:name="T92" style:family="text">
      <style:text-properties fo:color="#111111" fo:font-size="11pt" fo:font-style="normal" fo:text-shadow="none" officeooo:rsid="022f3fa1" style:font-size-asian="11pt" style:font-style-asian="normal" style:font-size-complex="11pt" style:font-style-complex="normal" loext:padding="0in" loext:border="none"/>
    </style:style>
    <style:style style:name="T93" style:family="text">
      <style:text-properties fo:color="#111111" fo:font-size="11pt" fo:font-style="normal" fo:text-shadow="none" officeooo:rsid="023e0c69" style:font-size-asian="11pt" style:font-style-asian="normal" style:font-size-complex="11pt" style:font-style-complex="normal" loext:padding="0in" loext:border="none"/>
    </style:style>
    <style:style style:name="T94" style:family="text">
      <style:text-properties fo:color="#111111" fo:font-size="11pt" fo:font-style="normal" fo:text-shadow="none" officeooo:rsid="0243592e" style:font-size-asian="11pt" style:font-style-asian="normal" style:font-size-complex="11pt" style:font-style-complex="normal" loext:padding="0in" loext:border="none"/>
    </style:style>
    <style:style style:name="T95" style:family="text">
      <style:text-properties fo:color="#111111" fo:font-size="11pt" fo:font-style="normal" fo:text-shadow="none" officeooo:rsid="025b983d" style:font-size-asian="11pt" style:font-style-asian="normal" style:font-size-complex="11pt" style:font-style-complex="normal" loext:padding="0in" loext:border="none"/>
    </style:style>
    <style:style style:name="T96" style:family="text">
      <style:text-properties fo:color="#111111" fo:font-size="11pt" fo:font-style="normal" fo:text-shadow="none" officeooo:rsid="01ea83b3" style:font-size-asian="11pt" style:font-style-asian="normal" style:font-size-complex="11pt" style:font-style-complex="normal" loext:padding="0in" loext:border="none"/>
    </style:style>
    <style:style style:name="T97" style:family="text">
      <style:text-properties fo:color="#111111" fo:font-size="11pt" fo:font-style="normal" fo:text-shadow="none" fo:font-weight="bold" officeooo:rsid="0074627b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98" style:family="text">
      <style:text-properties fo:color="#111111" fo:font-size="11pt" fo:font-style="normal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99" style:family="text">
      <style:text-properties fo:color="#111111" fo:font-size="11pt" fo:font-style="normal" fo:text-shadow="none" fo:font-weight="bold" officeooo:rsid="01e998f5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00" style:family="text">
      <style:text-properties fo:color="#111111" fo:font-size="11pt" fo:font-style="normal" fo:text-shadow="none" fo:font-weight="bold" officeooo:rsid="01ea0c8e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01" style:family="text">
      <style:text-properties fo:color="#111111" fo:font-size="11pt" fo:font-style="normal" fo:text-shadow="none" fo:font-weight="bold" officeooo:rsid="01eb93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02" style:family="text">
      <style:text-properties fo:color="#111111" fo:font-size="11pt" fo:font-style="normal" fo:text-shadow="none" fo:font-weight="bold" officeooo:rsid="022dae3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03" style:family="text">
      <style:text-properties fo:color="#111111" fo:font-size="11pt" fo:font-style="normal" officeooo:rsid="025b983d" style:font-size-asian="11pt" style:font-style-asian="normal" style:font-size-complex="11pt" style:font-style-complex="normal" loext:padding="0in" loext:border="none"/>
    </style:style>
    <style:style style:name="T104" style:family="text">
      <style:text-properties fo:color="#111111" fo:font-size="11pt" fo:font-style="italic" fo:text-shadow="none" officeooo:rsid="0074627b" style:font-size-asian="11pt" style:font-style-asian="italic" style:font-size-complex="11pt" style:font-style-complex="italic" loext:padding="0in" loext:border="none"/>
    </style:style>
    <style:style style:name="T105" style:family="text">
      <style:text-properties fo:color="#111111" fo:font-size="11pt" fo:font-style="italic" fo:text-shadow="none" style:font-size-asian="11pt" style:font-size-complex="11pt" loext:padding="0in" loext:border="none"/>
    </style:style>
    <style:style style:name="T106" style:family="text">
      <style:text-properties fo:color="#111111" fo:font-size="11pt" fo:font-style="italic" fo:text-shadow="none" fo:font-weight="bold" officeooo:rsid="0074627b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07" style:family="text">
      <style:text-properties fo:color="#111111" fo:font-size="11pt" fo:font-style="italic" fo:text-shadow="none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08" style:family="text">
      <style:text-properties fo:color="#111111" fo:font-size="11pt" fo:font-style="italic" fo:text-shadow="none" fo:font-weight="bold" officeooo:rsid="015f35d5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09" style:family="text">
      <style:text-properties fo:color="#111111" fo:font-size="11pt" fo:text-shadow="none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10" style:family="text">
      <style:text-properties fo:color="#111111" fo:font-size="11pt" fo:text-shadow="none" fo:font-weight="normal" officeooo:rsid="0285c1e4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11" style:family="text">
      <style:text-properties fo:color="#111111" fo:font-size="11pt" fo:text-shadow="none" fo:font-weight="normal" officeooo:rsid="0288e1b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12" style:family="text">
      <style:text-properties fo:color="#111111" fo:font-size="11pt" fo:text-shadow="none" fo:font-weight="normal" officeooo:rsid="028d4903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13" style:family="text">
      <style:text-properties fo:color="#111111" fo:font-size="11pt" fo:text-shadow="none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14" style:family="text">
      <style:text-properties fo:color="#111111" fo:font-size="11pt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15" style:family="text">
      <style:text-properties fo:color="#111111" fo:font-size="11pt" fo:text-shadow="none" fo:font-weight="bold" officeooo:rsid="0285c1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16" style:family="text">
      <style:text-properties fo:color="#111111" fo:font-size="11pt" fo:text-shadow="none" fo:font-weight="bold" officeooo:rsid="0286247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17" style:family="text">
      <style:text-properties fo:color="#111111" fo:font-size="11pt" fo:text-shadow="none" fo:font-weight="bold" officeooo:rsid="0288e1b0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18" style:family="text">
      <style:text-properties fo:color="#111111" fo:font-size="11pt" style:font-size-asian="11pt" style:font-size-complex="11pt"/>
    </style:style>
    <style:style style:name="T119" style:family="text">
      <style:text-properties fo:color="#111111" style:font-name="Georgia"/>
    </style:style>
    <style:style style:name="T120" style:family="text">
      <style:text-properties fo:color="#111111" style:font-name="Georgia" fo:font-size="11pt" fo:font-style="normal" fo:text-shadow="none" officeooo:rsid="0074627b" style:font-size-asian="11pt" style:font-style-asian="normal" style:font-size-complex="11pt" style:font-style-complex="normal" loext:padding="0in" loext:border="none"/>
    </style:style>
    <style:style style:name="T121" style:family="text">
      <style:text-properties fo:color="#111111" style:font-name="Georgia" fo:font-size="11pt" fo:font-style="normal" fo:text-shadow="none" style:font-size-asian="11pt" style:font-style-asian="normal" style:font-size-complex="11pt" style:font-style-complex="normal" loext:padding="0in" loext:border="none"/>
    </style:style>
    <style:style style:name="T122" style:family="text">
      <style:text-properties fo:color="#111111" style:font-name="Georgia" fo:font-size="11pt" fo:font-style="normal" fo:text-shadow="none" officeooo:rsid="01a91f38" style:font-size-asian="11pt" style:font-style-asian="normal" style:font-size-complex="11pt" style:font-style-complex="normal" loext:padding="0in" loext:border="none"/>
    </style:style>
    <style:style style:name="T123" style:family="text">
      <style:text-properties fo:color="#111111" style:font-name="Georgia" fo:font-size="11pt" fo:font-style="normal" fo:text-shadow="none" officeooo:rsid="01bebffa" style:font-size-asian="11pt" style:font-style-asian="normal" style:font-size-complex="11pt" style:font-style-complex="normal" loext:padding="0in" loext:border="none"/>
    </style:style>
    <style:style style:name="T124" style:family="text">
      <style:text-properties fo:color="#111111" style:font-name="Georgia" fo:font-size="11pt" fo:font-style="normal" fo:text-shadow="none" officeooo:rsid="01c5966a" style:font-size-asian="11pt" style:font-style-asian="normal" style:font-size-complex="11pt" style:font-style-complex="normal" loext:padding="0in" loext:border="none"/>
    </style:style>
    <style:style style:name="T125" style:family="text">
      <style:text-properties fo:color="#111111" style:font-name="Georgia" fo:font-size="11pt" fo:font-style="normal" fo:text-shadow="none" officeooo:rsid="01c74902" style:font-size-asian="11pt" style:font-style-asian="normal" style:font-size-complex="11pt" style:font-style-complex="normal" loext:padding="0in" loext:border="none"/>
    </style:style>
    <style:style style:name="T126" style:family="text">
      <style:text-properties fo:color="#111111" style:font-name="Georgia" fo:font-size="11pt" fo:font-style="normal" fo:text-shadow="none" officeooo:rsid="01cbc43c" style:font-size-asian="11pt" style:font-style-asian="normal" style:font-size-complex="11pt" style:font-style-complex="normal" loext:padding="0in" loext:border="none"/>
    </style:style>
    <style:style style:name="T127" style:family="text">
      <style:text-properties fo:color="#111111" style:font-name="Georgia" fo:font-size="11pt" fo:font-style="normal" fo:text-shadow="none" officeooo:rsid="01cd6df2" style:font-size-asian="11pt" style:font-style-asian="normal" style:font-size-complex="11pt" style:font-style-complex="normal" loext:padding="0in" loext:border="none"/>
    </style:style>
    <style:style style:name="T128" style:family="text">
      <style:text-properties fo:color="#111111" style:font-name="Georgia" fo:font-size="11pt" fo:font-style="normal" fo:text-shadow="none" officeooo:rsid="01d16a4a" style:font-size-asian="11pt" style:font-style-asian="normal" style:font-size-complex="11pt" style:font-style-complex="normal" loext:padding="0in" loext:border="none"/>
    </style:style>
    <style:style style:name="T129" style:family="text">
      <style:text-properties fo:color="#111111" style:font-name="Georgia" fo:font-size="11pt" fo:font-style="normal" fo:text-shadow="none" officeooo:rsid="01d9f058" style:font-size-asian="11pt" style:font-style-asian="normal" style:font-size-complex="11pt" style:font-style-complex="normal" loext:padding="0in" loext:border="none"/>
    </style:style>
    <style:style style:name="T130" style:family="text">
      <style:text-properties fo:color="#111111" style:font-name="Georgia" fo:font-size="11pt" fo:font-style="normal" fo:text-shadow="none" officeooo:rsid="01d3761c" style:font-size-asian="11pt" style:font-style-asian="normal" style:font-size-complex="11pt" style:font-style-complex="normal" loext:padding="0in" loext:border="none"/>
    </style:style>
    <style:style style:name="T131" style:family="text">
      <style:text-properties fo:color="#111111" style:font-name="Georgia" fo:font-size="11pt" fo:font-style="normal" fo:text-shadow="none" officeooo:rsid="025064e6" style:font-size-asian="11pt" style:font-style-asian="normal" style:font-size-complex="11pt" style:font-style-complex="normal" loext:padding="0in" loext:border="none"/>
    </style:style>
    <style:style style:name="T132" style:family="text">
      <style:text-properties fo:color="#111111" style:font-name="Georgia" fo:font-size="11pt" fo:font-style="normal" fo:text-shadow="none" officeooo:rsid="01d26bf0" style:font-size-asian="11pt" style:font-style-asian="normal" style:font-size-complex="11pt" style:font-style-complex="normal" loext:padding="0in" loext:border="none"/>
    </style:style>
    <style:style style:name="T133" style:family="text">
      <style:text-properties fo:color="#111111" style:font-name="Georgia" fo:font-size="11pt" fo:font-style="normal" fo:text-shadow="none" officeooo:rsid="01e92a08" style:font-size-asian="11pt" style:font-style-asian="normal" style:font-size-complex="11pt" style:font-style-complex="normal" loext:padding="0in" loext:border="none"/>
    </style:style>
    <style:style style:name="T134" style:family="text">
      <style:text-properties fo:color="#111111" style:font-name="Georgia"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135" style:family="text">
      <style:text-properties fo:color="#111111" style:font-name="Georgia" fo:font-size="11pt" fo:font-style="normal" fo:text-shadow="none" officeooo:rsid="024ade36" style:font-size-asian="11pt" style:font-style-asian="normal" style:font-size-complex="11pt" style:font-style-complex="normal" loext:padding="0in" loext:border="none"/>
    </style:style>
    <style:style style:name="T136" style:family="text">
      <style:text-properties fo:color="#111111" style:font-name="Georgia" fo:font-size="11pt" fo:font-style="normal" fo:text-shadow="none" officeooo:rsid="01ea83b3" style:font-size-asian="11pt" style:font-style-asian="normal" style:font-size-complex="11pt" style:font-style-complex="normal" loext:padding="0in" loext:border="none"/>
    </style:style>
    <style:style style:name="T137" style:family="text">
      <style:text-properties fo:color="#111111" style:font-name="Georgia" fo:font-size="11pt" fo:font-style="normal" fo:text-shadow="none" officeooo:rsid="01eb93e4" style:font-size-asian="11pt" style:font-style-asian="normal" style:font-size-complex="11pt" style:font-style-complex="normal" loext:padding="0in" loext:border="none"/>
    </style:style>
    <style:style style:name="T138" style:family="text">
      <style:text-properties fo:color="#111111" style:font-name="Georgia" fo:font-size="11pt" fo:font-style="normal" fo:text-shadow="none" officeooo:rsid="02013322" style:font-size-asian="11pt" style:font-style-asian="normal" style:font-size-complex="11pt" style:font-style-complex="normal" loext:padding="0in" loext:border="none"/>
    </style:style>
    <style:style style:name="T139" style:family="text">
      <style:text-properties fo:color="#111111" style:font-name="Georgia" fo:font-size="11pt" fo:font-style="normal" fo:text-shadow="none" officeooo:rsid="01ed298e" style:font-size-asian="11pt" style:font-style-asian="normal" style:font-size-complex="11pt" style:font-style-complex="normal" loext:padding="0in" loext:border="none"/>
    </style:style>
    <style:style style:name="T140" style:family="text">
      <style:text-properties fo:color="#111111" style:font-name="Georgia" fo:font-size="11pt" fo:font-style="normal" fo:text-shadow="none" officeooo:rsid="0212bbad" style:font-size-asian="11pt" style:font-style-asian="normal" style:font-size-complex="11pt" style:font-style-complex="normal" loext:padding="0in" loext:border="none"/>
    </style:style>
    <style:style style:name="T141" style:family="text">
      <style:text-properties fo:color="#111111" style:font-name="Georgia" fo:font-size="11pt" fo:font-style="normal" fo:text-shadow="none" officeooo:rsid="02053313" style:font-size-asian="11pt" style:font-style-asian="normal" style:font-size-complex="11pt" style:font-style-complex="normal" loext:padding="0in" loext:border="none"/>
    </style:style>
    <style:style style:name="T142" style:family="text">
      <style:text-properties fo:color="#111111" style:font-name="Georgia" fo:font-size="11pt" fo:font-style="normal" fo:text-shadow="none" officeooo:rsid="01ee6ff3" style:font-size-asian="11pt" style:font-style-asian="normal" style:font-size-complex="11pt" style:font-style-complex="normal" loext:padding="0in" loext:border="none"/>
    </style:style>
    <style:style style:name="T143" style:family="text">
      <style:text-properties fo:color="#111111" style:font-name="Georgia" fo:font-size="11pt" fo:font-style="normal" fo:text-shadow="none" officeooo:rsid="02160829" style:font-size-asian="11pt" style:font-style-asian="normal" style:font-size-complex="11pt" style:font-style-complex="normal" loext:padding="0in" loext:border="none"/>
    </style:style>
    <style:style style:name="T144" style:family="text">
      <style:text-properties fo:color="#111111" style:font-name="Georgia" fo:font-size="11pt" fo:font-style="normal" fo:text-shadow="none" officeooo:rsid="02184125" style:font-size-asian="11pt" style:font-style-asian="normal" style:font-size-complex="11pt" style:font-style-complex="normal" loext:padding="0in" loext:border="none"/>
    </style:style>
    <style:style style:name="T145" style:family="text">
      <style:text-properties fo:color="#111111" style:font-name="Georgia" fo:font-size="11pt" fo:font-style="normal" fo:text-shadow="none" officeooo:rsid="021b77ef" style:font-size-asian="11pt" style:font-style-asian="normal" style:font-size-complex="11pt" style:font-style-complex="normal" loext:padding="0in" loext:border="none"/>
    </style:style>
    <style:style style:name="T146" style:family="text">
      <style:text-properties fo:color="#111111" style:font-name="Georgia" fo:font-size="11pt" fo:font-style="normal" fo:text-shadow="none" officeooo:rsid="02167148" style:font-size-asian="11pt" style:font-style-asian="normal" style:font-size-complex="11pt" style:font-style-complex="normal" loext:padding="0in" loext:border="none"/>
    </style:style>
    <style:style style:name="T147" style:family="text">
      <style:text-properties fo:color="#111111" style:font-name="Georgia" fo:font-size="11pt" fo:font-style="normal" fo:text-shadow="none" officeooo:rsid="01fe47cd" style:font-size-asian="11pt" style:font-style-asian="normal" style:font-size-complex="11pt" style:font-style-complex="normal" loext:padding="0in" loext:border="none"/>
    </style:style>
    <style:style style:name="T148" style:family="text">
      <style:text-properties fo:color="#111111" style:font-name="Georgia" fo:font-size="11pt" fo:font-style="normal" fo:text-shadow="none" officeooo:rsid="02297d4c" style:font-size-asian="11pt" style:font-style-asian="normal" style:font-size-complex="11pt" style:font-style-complex="normal" loext:padding="0in" loext:border="none"/>
    </style:style>
    <style:style style:name="T149" style:family="text">
      <style:text-properties fo:color="#111111" style:font-name="Georgia" fo:font-size="11pt" fo:font-style="normal" fo:text-shadow="none" officeooo:rsid="022b5aa6" style:font-size-asian="11pt" style:font-style-asian="normal" style:font-size-complex="11pt" style:font-style-complex="normal" loext:padding="0in" loext:border="none"/>
    </style:style>
    <style:style style:name="T150" style:family="text">
      <style:text-properties fo:color="#111111" style:font-name="Georgia" fo:font-size="11pt" fo:font-style="normal" fo:text-shadow="none" officeooo:rsid="02536ee8" style:font-size-asian="11pt" style:font-style-asian="normal" style:font-size-complex="11pt" style:font-style-complex="normal" loext:padding="0in" loext:border="none"/>
    </style:style>
    <style:style style:name="T151" style:family="text">
      <style:text-properties fo:color="#111111" style:font-name="Georgia" fo:font-size="11pt" fo:font-style="normal" fo:text-shadow="none" officeooo:rsid="022ec1d3" style:font-size-asian="11pt" style:font-style-asian="normal" style:font-size-complex="11pt" style:font-style-complex="normal" loext:padding="0in" loext:border="none"/>
    </style:style>
    <style:style style:name="T152" style:family="text">
      <style:text-properties fo:color="#111111" style:font-name="Georgia" fo:font-size="11pt" fo:font-style="normal" fo:text-shadow="none" officeooo:rsid="02395633" style:font-size-asian="11pt" style:font-style-asian="normal" style:font-size-complex="11pt" style:font-style-complex="normal" loext:padding="0in" loext:border="none"/>
    </style:style>
    <style:style style:name="T153" style:family="text">
      <style:text-properties fo:color="#111111" style:font-name="Georgia" fo:font-size="11pt" fo:font-style="normal" fo:text-shadow="none" officeooo:rsid="023a7b9f" style:font-size-asian="11pt" style:font-style-asian="normal" style:font-size-complex="11pt" style:font-style-complex="normal" loext:padding="0in" loext:border="none"/>
    </style:style>
    <style:style style:name="T154" style:family="text">
      <style:text-properties fo:color="#111111" style:font-name="Georgia" fo:font-size="11pt" fo:font-style="normal" fo:text-shadow="none" officeooo:rsid="0254b936" style:font-size-asian="11pt" style:font-style-asian="normal" style:font-size-complex="11pt" style:font-style-complex="normal" loext:padding="0in" loext:border="none"/>
    </style:style>
    <style:style style:name="T155" style:family="text">
      <style:text-properties fo:color="#111111" style:font-name="Georgia" fo:font-size="11pt" fo:font-style="normal" fo:text-shadow="none" officeooo:rsid="025807db" style:font-size-asian="11pt" style:font-style-asian="normal" style:font-size-complex="11pt" style:font-style-complex="normal" loext:padding="0in" loext:border="none"/>
    </style:style>
    <style:style style:name="T156" style:family="text">
      <style:text-properties fo:color="#111111" style:font-name="Georgia" fo:font-size="11pt" fo:font-style="normal" fo:text-shadow="none" officeooo:rsid="022f3fa1" style:font-size-asian="11pt" style:font-style-asian="normal" style:font-size-complex="11pt" style:font-style-complex="normal" loext:padding="0in" loext:border="none"/>
    </style:style>
    <style:style style:name="T157" style:family="text">
      <style:text-properties fo:color="#111111" style:font-name="Georgia" fo:font-size="11pt" fo:font-style="normal" fo:text-shadow="none" officeooo:rsid="023e0c69" style:font-size-asian="11pt" style:font-style-asian="normal" style:font-size-complex="11pt" style:font-style-complex="normal" loext:padding="0in" loext:border="none"/>
    </style:style>
    <style:style style:name="T158" style:family="text">
      <style:text-properties fo:color="#111111" style:font-name="Georgia" fo:font-size="11pt" fo:font-style="normal" fo:text-shadow="none" officeooo:rsid="0243592e" style:font-size-asian="11pt" style:font-style-asian="normal" style:font-size-complex="11pt" style:font-style-complex="normal" loext:padding="0in" loext:border="none"/>
    </style:style>
    <style:style style:name="T159" style:family="text">
      <style:text-properties fo:color="#111111" style:font-name="Georgia" fo:font-size="11pt" fo:font-style="normal" fo:text-shadow="none" officeooo:rsid="025b983d" style:font-size-asian="11pt" style:font-style-asian="normal" style:font-size-complex="11pt" style:font-style-complex="normal" loext:padding="0in" loext:border="none"/>
    </style:style>
    <style:style style:name="T160" style:family="text">
      <style:text-properties fo:color="#111111" style:font-name="Georgia" fo:font-size="11pt" fo:font-style="normal" fo:text-shadow="none" fo:font-weight="bold" officeooo:rsid="0074627b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1" style:family="text">
      <style:text-properties fo:color="#111111" style:font-name="Georgia" fo:font-size="11pt" fo:font-style="normal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2" style:family="text">
      <style:text-properties fo:color="#111111" style:font-name="Georgia" fo:font-size="11pt" fo:font-style="normal" fo:text-shadow="none" fo:font-weight="bold" officeooo:rsid="01e998f5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3" style:family="text">
      <style:text-properties fo:color="#111111" style:font-name="Georgia" fo:font-size="11pt" fo:font-style="normal" fo:text-shadow="none" fo:font-weight="bold" officeooo:rsid="01ea0c8e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4" style:family="text">
      <style:text-properties fo:color="#111111" style:font-name="Georgia" fo:font-size="11pt" fo:font-style="normal" fo:text-shadow="none" fo:font-weight="bold" officeooo:rsid="01eb93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5" style:family="text">
      <style:text-properties fo:color="#111111" style:font-name="Georgia" fo:font-size="11pt" fo:font-style="normal" fo:text-shadow="none" fo:font-weight="bold" officeooo:rsid="022dae3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66" style:family="text">
      <style:text-properties fo:color="#111111" style:font-name="Georgia" fo:font-size="11pt" fo:font-style="normal" officeooo:rsid="025b983d" style:font-size-asian="11pt" style:font-style-asian="normal" style:font-size-complex="11pt" style:font-style-complex="normal" loext:padding="0in" loext:border="none"/>
    </style:style>
    <style:style style:name="T167" style:family="text">
      <style:text-properties fo:color="#111111" style:font-name="Georgia" fo:font-size="11pt" fo:font-style="italic" fo:text-shadow="none" officeooo:rsid="0074627b" style:font-size-asian="11pt" style:font-style-asian="italic" style:font-size-complex="11pt" style:font-style-complex="italic" loext:padding="0in" loext:border="none"/>
    </style:style>
    <style:style style:name="T168" style:family="text">
      <style:text-properties fo:color="#111111" style:font-name="Georgia" fo:font-size="11pt" fo:font-style="italic" fo:text-shadow="none" style:font-size-asian="11pt" style:font-size-complex="11pt" loext:padding="0in" loext:border="none"/>
    </style:style>
    <style:style style:name="T169" style:family="text">
      <style:text-properties fo:color="#111111" style:font-name="Georgia" fo:font-size="11pt" fo:font-style="italic" fo:text-shadow="none" fo:font-weight="bold" officeooo:rsid="0074627b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70" style:family="text">
      <style:text-properties fo:color="#111111" style:font-name="Georgia" fo:font-size="11pt" fo:font-style="italic" fo:text-shadow="none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71" style:family="text">
      <style:text-properties fo:color="#111111" style:font-name="Georgia" fo:font-size="11pt" fo:font-style="italic" fo:text-shadow="none" fo:font-weight="bold" officeooo:rsid="015f35d5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172" style:family="text">
      <style:text-properties fo:color="#111111" style:font-name="Georgia" fo:font-size="11pt" style:font-size-asian="11pt" style:font-size-complex="11pt"/>
    </style:style>
    <style:style style:name="T173" style:family="text">
      <style:text-properties fo:color="#111111" style:font-name="Georgia" fo:font-size="11pt" fo:text-shadow="none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74" style:family="text">
      <style:text-properties fo:color="#111111" style:font-name="Georgia" fo:font-size="11pt" fo:text-shadow="none" fo:font-weight="normal" officeooo:rsid="0285c1e4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75" style:family="text">
      <style:text-properties fo:color="#111111" style:font-name="Georgia" fo:font-size="11pt" fo:text-shadow="none" fo:font-weight="normal" officeooo:rsid="0288e1b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76" style:family="text">
      <style:text-properties fo:color="#111111" style:font-name="Georgia" fo:font-size="11pt" fo:text-shadow="none" fo:font-weight="normal" officeooo:rsid="028d4903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77" style:family="text">
      <style:text-properties fo:color="#111111" style:font-name="Georgia" fo:font-size="11pt" fo:text-shadow="none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178" style:family="text">
      <style:text-properties fo:color="#111111" style:font-name="Georgia" fo:font-size="11pt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79" style:family="text">
      <style:text-properties fo:color="#111111" style:font-name="Georgia" fo:font-size="11pt" fo:text-shadow="none" fo:font-weight="bold" officeooo:rsid="0285c1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80" style:family="text">
      <style:text-properties fo:color="#111111" style:font-name="Georgia" fo:font-size="11pt" fo:text-shadow="none" fo:font-weight="bold" officeooo:rsid="0286247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81" style:family="text">
      <style:text-properties fo:color="#111111" style:font-name="Georgia" fo:font-size="11pt" fo:text-shadow="none" fo:font-weight="bold" officeooo:rsid="0288e1b0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82" style:family="text">
      <style:text-properties officeooo:rsid="025fb35d"/>
    </style:style>
    <style:style style:name="T183" style:family="text">
      <style:text-properties officeooo:rsid="0262699d"/>
    </style:style>
    <style:style style:name="T184" style:family="text">
      <style:text-properties officeooo:rsid="02b54a97"/>
    </style:style>
    <style:style style:name="T185" style:family="text">
      <style:text-properties officeooo:rsid="02b5d967"/>
    </style:style>
    <style:style style:name="T186" style:family="text">
      <style:text-properties officeooo:rsid="02b7a91f"/>
    </style:style>
    <style:style style:name="T187" style:family="text">
      <style:text-properties officeooo:rsid="02b8382b"/>
    </style:style>
    <style:style style:name="T188" style:family="text">
      <style:text-properties officeooo:rsid="02bb87fa"/>
    </style:style>
    <style:style style:name="T189" style:family="text">
      <style:text-properties officeooo:rsid="02ca670b"/>
    </style:style>
    <style:style style:name="T190" style:family="text">
      <style:text-properties officeooo:rsid="02cb0e98"/>
    </style:style>
    <style:style style:name="T191" style:family="text">
      <style:text-properties officeooo:rsid="02cc3c73"/>
    </style:style>
    <style:style style:name="T192" style:family="text">
      <style:text-properties officeooo:rsid="02daa2e9"/>
    </style:style>
    <style:style style:name="T193" style:family="text">
      <style:text-properties officeooo:rsid="02dda498"/>
    </style:style>
    <style:style style:name="T194" style:family="text">
      <style:text-properties officeooo:rsid="02ee20e2"/>
    </style:style>
    <style:style style:name="T195" style:family="text">
      <style:text-properties officeooo:rsid="02f0a984"/>
    </style:style>
    <style:style style:name="T196" style:family="text">
      <style:text-properties officeooo:rsid="02fa0873"/>
    </style:style>
    <style:style style:name="T197" style:family="text">
      <style:text-properties officeooo:rsid="02faecb8"/>
    </style:style>
    <style:style style:name="T198" style:family="text">
      <style:text-properties officeooo:rsid="0302df0e"/>
    </style:style>
    <style:style style:name="T199" style:family="text">
      <style:text-properties fo:color="#000000" fo:letter-spacing="normal" fo:font-weight="normal"/>
    </style:style>
    <style:style style:name="T200" style:family="text">
      <style:text-properties fo:color="#000000" fo:letter-spacing="normal" fo:font-weight="normal" officeooo:rsid="03290368"/>
    </style:style>
    <style:style style:name="T201" style:family="text">
      <style:text-properties fo:color="#000000" fo:letter-spacing="normal" fo:font-weight="normal" officeooo:rsid="032a5346"/>
    </style:style>
    <style:style style:name="T202" style:family="text">
      <style:text-properties fo:color="#000000" fo:letter-spacing="normal" fo:font-weight="normal" officeooo:rsid="032dbfd7"/>
    </style:style>
    <style:style style:name="T203" style:family="text">
      <style:text-properties fo:color="#000000" fo:letter-spacing="normal" fo:font-weight="normal" officeooo:rsid="032f27ba"/>
    </style:style>
    <style:style style:name="T204" style:family="text">
      <style:text-properties fo:color="#000000" fo:letter-spacing="normal" fo:font-weight="normal" officeooo:rsid="03302e93"/>
    </style:style>
    <style:style style:name="T205" style:family="text">
      <style:text-properties fo:color="#000000" officeooo:rsid="03302e93"/>
    </style:style>
    <style:style style:name="T206" style:family="text">
      <style:text-properties fo:text-shadow="none"/>
    </style:style>
    <style:style style:name="T207" style:family="text">
      <style:text-properties fo:text-shadow="none" officeooo:rsid="019e751b"/>
    </style:style>
    <style:style style:name="T208" style:family="text">
      <style:text-properties fo:text-shadow="none" officeooo:rsid="019f8539"/>
    </style:style>
    <style:style style:name="T209" style:family="text">
      <style:text-properties fo:text-shadow="none" style:text-underline-style="none" officeooo:rsid="03302e93" style:font-style-asian="normal" style:font-weight-asian="bold" style:font-style-complex="normal" style:font-weight-complex="bold"/>
    </style:style>
    <style:style style:name="T210" style:family="text">
      <style:text-properties fo:font-size="11pt" style:font-size-asian="11pt" style:font-size-complex="11pt"/>
    </style:style>
    <style:style style:name="T211" style:family="text">
      <style:text-properties fo:font-size="11pt" fo:font-style="normal" officeooo:rsid="00e76c37" style:font-size-asian="11pt" style:font-style-asian="normal" style:font-size-complex="11pt" style:font-style-complex="normal" loext:padding="0in" loext:border="none"/>
    </style:style>
    <style:style style:name="T212" style:family="text">
      <style:text-properties fo:font-size="11pt" fo:font-style="normal" officeooo:rsid="025b983d" style:font-size-asian="11pt" style:font-style-asian="normal" style:font-size-complex="11pt" style:font-style-complex="normal" loext:padding="0in" loext:border="none"/>
    </style:style>
    <style:style style:name="T213" style:family="text">
      <style:text-properties fo:font-size="11pt" fo:font-style="normal" fo:text-shadow="none" officeooo:rsid="0074627b" style:font-size-asian="11pt" style:font-style-asian="normal" style:font-size-complex="11pt" style:font-style-complex="normal" loext:padding="0in" loext:border="none"/>
    </style:style>
    <style:style style:name="T214" style:family="text">
      <style:text-properties fo:font-size="11pt" fo:font-style="normal" fo:text-shadow="none" style:font-size-asian="11pt" style:font-style-asian="normal" style:font-size-complex="11pt" style:font-style-complex="normal" loext:padding="0in" loext:border="none"/>
    </style:style>
    <style:style style:name="T215" style:family="text">
      <style:text-properties fo:font-size="11pt" fo:font-style="normal" fo:text-shadow="none" officeooo:rsid="01a91f38" style:font-size-asian="11pt" style:font-style-asian="normal" style:font-size-complex="11pt" style:font-style-complex="normal" loext:padding="0in" loext:border="none"/>
    </style:style>
    <style:style style:name="T216" style:family="text">
      <style:text-properties fo:font-size="11pt" fo:font-style="normal" fo:text-shadow="none" officeooo:rsid="01bebffa" style:font-size-asian="11pt" style:font-style-asian="normal" style:font-size-complex="11pt" style:font-style-complex="normal" loext:padding="0in" loext:border="none"/>
    </style:style>
    <style:style style:name="T217" style:family="text">
      <style:text-properties fo:font-size="11pt" fo:font-style="normal" fo:text-shadow="none" officeooo:rsid="01c5966a" style:font-size-asian="11pt" style:font-style-asian="normal" style:font-size-complex="11pt" style:font-style-complex="normal" loext:padding="0in" loext:border="none"/>
    </style:style>
    <style:style style:name="T218" style:family="text">
      <style:text-properties fo:font-size="11pt" fo:font-style="normal" fo:text-shadow="none" officeooo:rsid="01c74902" style:font-size-asian="11pt" style:font-style-asian="normal" style:font-size-complex="11pt" style:font-style-complex="normal" loext:padding="0in" loext:border="none"/>
    </style:style>
    <style:style style:name="T219" style:family="text">
      <style:text-properties fo:font-size="11pt" fo:font-style="normal" fo:text-shadow="none" officeooo:rsid="01cbc43c" style:font-size-asian="11pt" style:font-style-asian="normal" style:font-size-complex="11pt" style:font-style-complex="normal" loext:padding="0in" loext:border="none"/>
    </style:style>
    <style:style style:name="T220" style:family="text">
      <style:text-properties fo:font-size="11pt" fo:font-style="normal" fo:text-shadow="none" officeooo:rsid="01cd6df2" style:font-size-asian="11pt" style:font-style-asian="normal" style:font-size-complex="11pt" style:font-style-complex="normal" loext:padding="0in" loext:border="none"/>
    </style:style>
    <style:style style:name="T221" style:family="text">
      <style:text-properties fo:font-size="11pt" fo:font-style="normal" fo:text-shadow="none" officeooo:rsid="01d16a4a" style:font-size-asian="11pt" style:font-style-asian="normal" style:font-size-complex="11pt" style:font-style-complex="normal" loext:padding="0in" loext:border="none"/>
    </style:style>
    <style:style style:name="T222" style:family="text">
      <style:text-properties fo:font-size="11pt" fo:font-style="normal" fo:text-shadow="none" officeooo:rsid="01d9f058" style:font-size-asian="11pt" style:font-style-asian="normal" style:font-size-complex="11pt" style:font-style-complex="normal" loext:padding="0in" loext:border="none"/>
    </style:style>
    <style:style style:name="T223" style:family="text">
      <style:text-properties fo:font-size="11pt" fo:font-style="normal" fo:text-shadow="none" officeooo:rsid="01d3761c" style:font-size-asian="11pt" style:font-style-asian="normal" style:font-size-complex="11pt" style:font-style-complex="normal" loext:padding="0in" loext:border="none"/>
    </style:style>
    <style:style style:name="T224" style:family="text">
      <style:text-properties fo:font-size="11pt" fo:font-style="normal" fo:text-shadow="none" officeooo:rsid="025064e6" style:font-size-asian="11pt" style:font-style-asian="normal" style:font-size-complex="11pt" style:font-style-complex="normal" loext:padding="0in" loext:border="none"/>
    </style:style>
    <style:style style:name="T225" style:family="text">
      <style:text-properties fo:font-size="11pt" fo:font-style="normal" fo:text-shadow="none" officeooo:rsid="01d26bf0" style:font-size-asian="11pt" style:font-style-asian="normal" style:font-size-complex="11pt" style:font-style-complex="normal" loext:padding="0in" loext:border="none"/>
    </style:style>
    <style:style style:name="T226" style:family="text">
      <style:text-properties fo:font-size="11pt" fo:font-style="normal" fo:text-shadow="none" officeooo:rsid="01e92a08" style:font-size-asian="11pt" style:font-style-asian="normal" style:font-size-complex="11pt" style:font-style-complex="normal" loext:padding="0in" loext:border="none"/>
    </style:style>
    <style:style style:name="T227" style:family="text">
      <style:text-properties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228" style:family="text">
      <style:text-properties fo:font-size="11pt" fo:font-style="normal" fo:text-shadow="none" officeooo:rsid="024ade36" style:font-size-asian="11pt" style:font-style-asian="normal" style:font-size-complex="11pt" style:font-style-complex="normal" loext:padding="0in" loext:border="none"/>
    </style:style>
    <style:style style:name="T229" style:family="text">
      <style:text-properties fo:font-size="11pt" fo:font-style="normal" fo:text-shadow="none" officeooo:rsid="01eb93e4" style:font-size-asian="11pt" style:font-style-asian="normal" style:font-size-complex="11pt" style:font-style-complex="normal" loext:padding="0in" loext:border="none"/>
    </style:style>
    <style:style style:name="T230" style:family="text">
      <style:text-properties fo:font-size="11pt" fo:font-style="normal" fo:text-shadow="none" officeooo:rsid="02013322" style:font-size-asian="11pt" style:font-style-asian="normal" style:font-size-complex="11pt" style:font-style-complex="normal" loext:padding="0in" loext:border="none"/>
    </style:style>
    <style:style style:name="T231" style:family="text">
      <style:text-properties fo:font-size="11pt" fo:font-style="normal" fo:text-shadow="none" officeooo:rsid="01ed298e" style:font-size-asian="11pt" style:font-style-asian="normal" style:font-size-complex="11pt" style:font-style-complex="normal" loext:padding="0in" loext:border="none"/>
    </style:style>
    <style:style style:name="T232" style:family="text">
      <style:text-properties fo:font-size="11pt" fo:font-style="normal" fo:text-shadow="none" officeooo:rsid="0212bbad" style:font-size-asian="11pt" style:font-style-asian="normal" style:font-size-complex="11pt" style:font-style-complex="normal" loext:padding="0in" loext:border="none"/>
    </style:style>
    <style:style style:name="T233" style:family="text">
      <style:text-properties fo:font-size="11pt" fo:font-style="normal" fo:text-shadow="none" officeooo:rsid="02053313" style:font-size-asian="11pt" style:font-style-asian="normal" style:font-size-complex="11pt" style:font-style-complex="normal" loext:padding="0in" loext:border="none"/>
    </style:style>
    <style:style style:name="T234" style:family="text">
      <style:text-properties fo:font-size="11pt" fo:font-style="normal" fo:text-shadow="none" officeooo:rsid="01ee6ff3" style:font-size-asian="11pt" style:font-style-asian="normal" style:font-size-complex="11pt" style:font-style-complex="normal" loext:padding="0in" loext:border="none"/>
    </style:style>
    <style:style style:name="T235" style:family="text">
      <style:text-properties fo:font-size="11pt" fo:font-style="normal" fo:text-shadow="none" officeooo:rsid="02160829" style:font-size-asian="11pt" style:font-style-asian="normal" style:font-size-complex="11pt" style:font-style-complex="normal" loext:padding="0in" loext:border="none"/>
    </style:style>
    <style:style style:name="T236" style:family="text">
      <style:text-properties fo:font-size="11pt" fo:font-style="normal" fo:text-shadow="none" officeooo:rsid="02184125" style:font-size-asian="11pt" style:font-style-asian="normal" style:font-size-complex="11pt" style:font-style-complex="normal" loext:padding="0in" loext:border="none"/>
    </style:style>
    <style:style style:name="T237" style:family="text">
      <style:text-properties fo:font-size="11pt" fo:font-style="normal" fo:text-shadow="none" officeooo:rsid="021b77ef" style:font-size-asian="11pt" style:font-style-asian="normal" style:font-size-complex="11pt" style:font-style-complex="normal" loext:padding="0in" loext:border="none"/>
    </style:style>
    <style:style style:name="T238" style:family="text">
      <style:text-properties fo:font-size="11pt" fo:font-style="normal" fo:text-shadow="none" officeooo:rsid="02167148" style:font-size-asian="11pt" style:font-style-asian="normal" style:font-size-complex="11pt" style:font-style-complex="normal" loext:padding="0in" loext:border="none"/>
    </style:style>
    <style:style style:name="T239" style:family="text">
      <style:text-properties fo:font-size="11pt" fo:font-style="normal" fo:text-shadow="none" officeooo:rsid="01fe47cd" style:font-size-asian="11pt" style:font-style-asian="normal" style:font-size-complex="11pt" style:font-style-complex="normal" loext:padding="0in" loext:border="none"/>
    </style:style>
    <style:style style:name="T240" style:family="text">
      <style:text-properties fo:font-size="11pt" fo:font-style="normal" fo:text-shadow="none" officeooo:rsid="02297d4c" style:font-size-asian="11pt" style:font-style-asian="normal" style:font-size-complex="11pt" style:font-style-complex="normal" loext:padding="0in" loext:border="none"/>
    </style:style>
    <style:style style:name="T241" style:family="text">
      <style:text-properties fo:font-size="11pt" fo:font-style="normal" fo:text-shadow="none" officeooo:rsid="022b5aa6" style:font-size-asian="11pt" style:font-style-asian="normal" style:font-size-complex="11pt" style:font-style-complex="normal" loext:padding="0in" loext:border="none"/>
    </style:style>
    <style:style style:name="T242" style:family="text">
      <style:text-properties fo:font-size="11pt" fo:font-style="normal" fo:text-shadow="none" officeooo:rsid="02536ee8" style:font-size-asian="11pt" style:font-style-asian="normal" style:font-size-complex="11pt" style:font-style-complex="normal" loext:padding="0in" loext:border="none"/>
    </style:style>
    <style:style style:name="T243" style:family="text">
      <style:text-properties fo:font-size="11pt" fo:font-style="normal" fo:text-shadow="none" officeooo:rsid="022ec1d3" style:font-size-asian="11pt" style:font-style-asian="normal" style:font-size-complex="11pt" style:font-style-complex="normal" loext:padding="0in" loext:border="none"/>
    </style:style>
    <style:style style:name="T244" style:family="text">
      <style:text-properties fo:font-size="11pt" fo:font-style="normal" fo:text-shadow="none" officeooo:rsid="02395633" style:font-size-asian="11pt" style:font-style-asian="normal" style:font-size-complex="11pt" style:font-style-complex="normal" loext:padding="0in" loext:border="none"/>
    </style:style>
    <style:style style:name="T245" style:family="text">
      <style:text-properties fo:font-size="11pt" fo:font-style="normal" fo:text-shadow="none" officeooo:rsid="023a7b9f" style:font-size-asian="11pt" style:font-style-asian="normal" style:font-size-complex="11pt" style:font-style-complex="normal" loext:padding="0in" loext:border="none"/>
    </style:style>
    <style:style style:name="T246" style:family="text">
      <style:text-properties fo:font-size="11pt" fo:font-style="normal" fo:text-shadow="none" officeooo:rsid="0254b936" style:font-size-asian="11pt" style:font-style-asian="normal" style:font-size-complex="11pt" style:font-style-complex="normal" loext:padding="0in" loext:border="none"/>
    </style:style>
    <style:style style:name="T247" style:family="text">
      <style:text-properties fo:font-size="11pt" fo:font-style="normal" fo:text-shadow="none" officeooo:rsid="025807db" style:font-size-asian="11pt" style:font-style-asian="normal" style:font-size-complex="11pt" style:font-style-complex="normal" loext:padding="0in" loext:border="none"/>
    </style:style>
    <style:style style:name="T248" style:family="text">
      <style:text-properties fo:font-size="11pt" fo:font-style="normal" fo:text-shadow="none" officeooo:rsid="022f3fa1" style:font-size-asian="11pt" style:font-style-asian="normal" style:font-size-complex="11pt" style:font-style-complex="normal" loext:padding="0in" loext:border="none"/>
    </style:style>
    <style:style style:name="T249" style:family="text">
      <style:text-properties fo:font-size="11pt" fo:font-style="normal" fo:text-shadow="none" officeooo:rsid="023e0c69" style:font-size-asian="11pt" style:font-style-asian="normal" style:font-size-complex="11pt" style:font-style-complex="normal" loext:padding="0in" loext:border="none"/>
    </style:style>
    <style:style style:name="T250" style:family="text">
      <style:text-properties fo:font-size="11pt" fo:font-style="normal" fo:text-shadow="none" officeooo:rsid="0243592e" style:font-size-asian="11pt" style:font-style-asian="normal" style:font-size-complex="11pt" style:font-style-complex="normal" loext:padding="0in" loext:border="none"/>
    </style:style>
    <style:style style:name="T251" style:family="text">
      <style:text-properties fo:font-size="11pt" fo:font-style="normal" fo:text-shadow="none" officeooo:rsid="025b983d" style:font-size-asian="11pt" style:font-style-asian="normal" style:font-size-complex="11pt" style:font-style-complex="normal" loext:padding="0in" loext:border="none"/>
    </style:style>
    <style:style style:name="T252" style:family="text">
      <style:text-properties fo:font-size="11pt" fo:font-style="normal" fo:text-shadow="none" fo:font-weight="bold" officeooo:rsid="0074627b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3" style:family="text">
      <style:text-properties fo:font-size="11pt" fo:font-style="normal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4" style:family="text">
      <style:text-properties fo:font-size="11pt" fo:font-style="normal" fo:text-shadow="none" fo:font-weight="bold" officeooo:rsid="01e998f5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5" style:family="text">
      <style:text-properties fo:font-size="11pt" fo:font-style="normal" fo:text-shadow="none" fo:font-weight="bold" officeooo:rsid="01ea0c8e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6" style:family="text">
      <style:text-properties fo:font-size="11pt" fo:font-style="normal" fo:text-shadow="none" fo:font-weight="bold" officeooo:rsid="01eb93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7" style:family="text">
      <style:text-properties fo:font-size="11pt" fo:font-style="normal" fo:text-shadow="none" fo:font-weight="bold" officeooo:rsid="022dae3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58" style:family="text">
      <style:text-properties fo:font-size="11pt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59" style:family="text">
      <style:text-properties fo:font-size="11pt" fo:font-weight="normal" officeooo:rsid="0048cce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60" style:family="text">
      <style:text-properties fo:font-size="11pt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61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262" style:family="text">
      <style:text-properties fo:font-size="11pt" fo:font-style="italic" fo:text-shadow="none" officeooo:rsid="0074627b" style:font-size-asian="11pt" style:font-style-asian="italic" style:font-size-complex="11pt" style:font-style-complex="italic" loext:padding="0in" loext:border="none"/>
    </style:style>
    <style:style style:name="T263" style:family="text">
      <style:text-properties fo:font-size="11pt" fo:font-style="italic" fo:text-shadow="none" style:font-size-asian="11pt" style:font-size-complex="11pt" loext:padding="0in" loext:border="none"/>
    </style:style>
    <style:style style:name="T264" style:family="text">
      <style:text-properties fo:font-size="11pt" fo:font-style="italic" fo:text-shadow="none" fo:font-weight="bold" officeooo:rsid="0074627b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265" style:family="text">
      <style:text-properties fo:font-size="11pt" fo:font-style="italic" fo:text-shadow="none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266" style:family="text">
      <style:text-properties fo:font-size="11pt" fo:font-style="italic" fo:text-shadow="none" fo:font-weight="bold" officeooo:rsid="015f35d5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267" style:family="text">
      <style:text-properties fo:font-size="11pt" fo:text-shadow="none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68" style:family="text">
      <style:text-properties fo:font-size="11pt" fo:text-shadow="none" fo:font-weight="normal" officeooo:rsid="0285c1e4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69" style:family="text">
      <style:text-properties fo:font-size="11pt" fo:text-shadow="none" fo:font-weight="normal" officeooo:rsid="0288e1b0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70" style:family="text">
      <style:text-properties fo:font-size="11pt" fo:text-shadow="none" fo:font-weight="normal" officeooo:rsid="028d4903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71" style:family="text">
      <style:text-properties fo:font-size="11pt" fo:text-shadow="none" fo:font-weight="bold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72" style:family="text">
      <style:text-properties fo:font-size="11pt" fo:text-shadow="none" fo:font-weight="bold" officeooo:rsid="0285c1e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73" style:family="text">
      <style:text-properties fo:font-size="11pt" fo:text-shadow="none" fo:font-weight="bold" officeooo:rsid="02862474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74" style:family="text">
      <style:text-properties fo:font-size="11pt" fo:text-shadow="none" fo:font-weight="bold" officeooo:rsid="0288e1b0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275" style:family="text">
      <style:text-properties officeooo:rsid="03329b66"/>
    </style:style>
    <style:style style:name="T276" style:family="text">
      <style:text-properties style:text-underline-style="none" fo:font-weight="normal" officeooo:rsid="03329b66" style:font-weight-asian="normal" style:font-weight-complex="normal"/>
    </style:style>
    <style:style style:name="T277" style:family="text">
      <style:text-properties officeooo:rsid="0340cb80"/>
    </style:style>
    <style:style style:name="T278" style:family="text">
      <style:text-properties officeooo:rsid="0342a8f8"/>
    </style:style>
    <style:style style:name="T279" style:family="text">
      <style:text-properties officeooo:rsid="03439d10"/>
    </style:style>
    <style:style style:name="T280" style:family="text">
      <style:text-properties style:font-name="Georgia" fo:font-size="11pt" fo:font-style="normal" fo:text-shadow="none" officeooo:rsid="0074627b" style:font-size-asian="11pt" style:font-style-asian="normal" style:font-size-complex="11pt" style:font-style-complex="normal" loext:padding="0in" loext:border="none"/>
    </style:style>
    <style:style style:name="T281" style:family="text">
      <style:text-properties style:font-name="Georgia" fo:font-size="11pt" fo:font-style="normal" fo:text-shadow="none" officeooo:rsid="01ea83b3" style:font-size-asian="11pt" style:font-style-asian="normal" style:font-size-complex="11pt" style:font-style-complex="normal" loext:padding="0in" loext:border="none"/>
    </style:style>
    <style:style style:name="T282" style:family="text">
      <style:text-properties style:font-name="Georgia" fo:font-size="11pt" fo:font-style="normal" fo:text-shadow="none" officeooo:rsid="023e0c69" style:font-size-asian="11pt" style:font-style-asian="normal" style:font-size-complex="11pt" style:font-style-complex="normal" loext:padding="0in" loext:border="none"/>
    </style:style>
    <style:style style:name="T283" style:family="text">
      <style:text-properties style:font-name="Georgia" fo:font-size="11pt" fo:font-style="normal" fo:text-shadow="none" officeooo:rsid="0243592e" style:font-size-asian="11pt" style:font-style-asian="normal" style:font-size-complex="11pt" style:font-style-complex="normal" loext:padding="0in" loext:border="none"/>
    </style:style>
    <style:style style:name="T284" style:family="text">
      <style:text-properties style:font-name="Georgia" fo:font-size="11pt" fo:text-shadow="none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85" style:family="text">
      <style:text-properties style:font-name="Georgia" fo:font-size="11pt" fo:text-shadow="none" fo:font-weight="normal" officeooo:rsid="028d4903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86" style:family="text">
      <style:text-properties style:font-name="Georgia" fo:font-size="11pt" fo:text-shadow="none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87" style:family="text">
      <style:text-properties style:font-name="Georgia" fo:font-size="11pt" fo:font-style="italic" fo:text-shadow="none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288" style:family="text">
      <style:text-properties style:text-position="super 58%" fo:font-size="11pt" fo:font-style="normal" fo:text-shadow="none" officeooo:rsid="01ea0c8e" style:font-size-asian="11pt" style:font-style-asian="normal" style:font-size-complex="11pt" style:font-style-complex="normal" loext:padding="0in" loext:border="none"/>
    </style:style>
    <style:style style:name="T289" style:family="text">
      <style:text-properties fo:letter-spacing="normal" fo:font-weight="normal"/>
    </style:style>
    <style:style style:name="T290" style:family="text">
      <style:text-properties fo:letter-spacing="normal" fo:font-weight="normal" officeooo:rsid="03290368"/>
    </style:style>
    <style:style style:name="T291" style:family="text">
      <style:text-properties fo:letter-spacing="normal" fo:font-weight="normal" officeooo:rsid="032a5346"/>
    </style:style>
    <style:style style:name="T292" style:family="text">
      <style:text-properties fo:letter-spacing="normal" fo:font-weight="normal" officeooo:rsid="032dbfd7"/>
    </style:style>
    <style:style style:name="T293" style:family="text">
      <style:text-properties fo:letter-spacing="normal" fo:font-weight="normal" officeooo:rsid="032f27ba"/>
    </style:style>
    <style:style style:name="T294" style:family="text">
      <style:text-properties fo:letter-spacing="normal" fo:font-weight="normal" officeooo:rsid="03302e93"/>
    </style:style>
    <style:style style:name="T295" style:family="text">
      <style:text-properties officeooo:rsid="03302e93"/>
    </style:style>
    <style:style style:name="T296" style:family="text">
      <style:text-properties style:font-name="Georgia" fo:font-size="11pt" fo:font-style="normal" officeooo:rsid="00e76c37" style:font-size-asian="11pt" style:font-style-asian="normal" style:font-size-complex="11pt" style:font-style-complex="normal" loext:padding="0in" loext:border="none"/>
    </style:style>
    <style:style style:name="T297" style:family="text">
      <style:text-properties style:font-name="Georgia" fo:font-size="11pt" fo:font-weight="normal" officeooo:rsid="00e76c37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98" style:family="text">
      <style:text-properties style:font-name="Georgia" fo:font-size="11pt" fo:font-weight="normal" officeooo:rsid="0048cce2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299" style:family="text">
      <style:text-properties style:font-name="Georgia" fo:font-size="11pt" fo:font-weight="normal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300" style:family="text"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 loext:padding="0in" loext:border="none"/>
    </style:style>
    <style:style style:name="T301" style:family="text">
      <style:text-properties officeooo:rsid="035e6130"/>
    </style:style>
    <style:style style:name="T302" style:family="text">
      <style:text-properties officeooo:rsid="035ed7e2"/>
    </style:style>
    <style:style style:name="T303" style:family="text">
      <style:text-properties fo:color="#1a1a1a" style:font-name="Merriweather" fo:font-size="12pt"/>
    </style:style>
    <style:style style:name="T304" style:family="text">
      <style:text-properties fo:color="#1a1a1a" fo:font-size="12pt"/>
    </style:style>
    <style:style style:name="T305" style:family="text">
      <style:text-properties fo:color="#1a1a1a" fo:font-size="12pt" officeooo:rsid="03736216"/>
    </style:style>
    <style:style style:name="T306" style:family="text">
      <style:text-properties officeooo:rsid="0377a9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uggestion</text:p>
      <text:p text:style-name="P24"/>
      <text:p text:style-name="P49">Common activities that a club do</text:p>
      <text:p text:style-name="P50">01. Discuss general matters.</text:p>
      <text:p text:style-name="P50">02. Fixed date to form a new committee.</text:p>
      <text:p text:style-name="P50">03. Arrange annual picnic</text:p>
      <text:p text:style-name="P50">04. Raise fund for educating street children</text:p>
      <text:p text:style-name="P50">05. Free health campaign for unprivileged people </text:p>
      <text:p text:style-name="P50">06. Annual Sports </text:p>
      <text:p text:style-name="P50">07. Workshops</text:p>
      <text:p text:style-name="P50">08. Invite notable figure</text:p>
      <text:p text:style-name="P50">09. Blood donating ca</text:p>
      <text:p text:style-name="P50">10. Exhibition</text:p>
      <text:p text:style-name="P50">11. Travel Fair</text:p>
      <text:p text:style-name="P50">12. Se-miner</text:p>
      <text:p text:style-name="P45">13. Film festival</text:p>
      <text:p text:style-name="P68"/>
      <text:p text:style-name="P51"><text:span text:style-name="T28">You are a member of </text:span><text:span text:style-name="T29">S</text:span><text:span text:style-name="T30">ports Club. </text:span><text:span text:style-name="T31">On your last visit </text:span><text:span text:style-name="T32">to the club. </text:span><text:span text:style-name="T33">You saw the notice below.</text:span></text:p>
      <text:p text:style-name="P51"><text:s/></text:p>
      <text:p text:style-name="P52">Dear Members,</text:p>
      <text:p text:style-name="P53">We are sorry to tell you that from next moth membership fees will <text:span text:style-name="T6">go u</text:span><text:span text:style-name="T9">p by a 15%</text:span><text:span text:style-name="T1">. Also, due to maintenance <text:s/>the club will close from 4pm on Wednesday for the next four weeks. Please feel free to email us.</text:span></text:p>
      <text:p text:style-name="P25"/>
      <text:p text:style-name="P26">Write an email to your friend <text:span text:style-name="T2">regarding your feeling about the notice and suggest possible alternatives.</text:span></text:p>
      <text:p text:style-name="P26"/>
      <text:p text:style-name="P18">Also write an email to the <text:span text:style-name="T13">Club President</text:span><text:span text:style-name="T275"> explaining your feelings and possible alternatives.</text:span></text:p>
      <text:p text:style-name="P27"/>
      <text:p text:style-name="P28">Dear <text:span text:style-name="T276">Club President</text:span>,</text:p>
      <text:p text:style-name="P29">I am writing this letter to let you share my view regarding membership fees which has been <text:span text:style-name="T6">climb</text:span><text:span text:style-name="T8">ed</text:span><text:span text:style-name="T6"> up</text:span> by 15%. This is very true, the club expenditure is expanding over the time, and it is <text:span text:style-name="T20">high time to </text:span>adjust according to market price index. <text:span text:style-name="T6">However</text:span>, In my opinion, we can <text:span text:style-name="T6">make up</text:span> our club maintenance cost in different ways. I am going to share my view in this regard. As you know, in our club most of them are students, who have no fixed income and largely depends on their parents. <text:span text:style-name="T14">Firstly</text:span><text:span text:style-name="T22">, </text:span>It might be better idea to grow up new members in our club which might be a alternative way to <text:span text:style-name="T6">cover up</text:span> the additional cost rather than impose additional membership fees. <text:span text:style-name="T15">Secondly</text:span><text:span text:style-name="T23">, </text:span>we might raise some funds from our <text:span text:style-name="T21">ex-</text:span>senior club members who are established, and we should regularly invite them in ou<text:span text:style-name="T24">r</text:span> club program. In addition, <text:span text:style-name="T18">we may </text:span><text:span text:style-name="T7">look for</text:span><text:span text:style-name="T18"> for sponsors in our club program to minimize our cost.</text:span></text:p>
      <text:p text:style-name="P30"/>
      <text:p text:style-name="P33"><text:span text:style-name="T277">Following are my ideas, </text:span>I think our club members have many nice idea that we can discus<text:span text:style-name="T25">s</text:span> <text:span text:style-name="T278">in </text:span>our <text:span text:style-name="T279">upcoming </text:span>club meeting to find out a better solution.</text:p>
      <text:p text:style-name="P31"/>
      <text:p text:style-name="P31"><text:span text:style-name="T19">I am looking forward to hearing from you as your earliest convenience. <text:s text:c="2"/></text:span><text:s/></text:p>
      <text:p text:style-name="P32"/>
      <text:p text:style-name="P32">Best Regards,</text:p>
      <text:p text:style-name="P32">Ahmad Sharif</text:p>
      <text:p text:style-name="P26"/>
      <text:p text:style-name="P34"/>
      <text:p text:style-name="P34"><text:soft-page-break/></text:p>
      <text:p text:style-name="P1"><text:span text:style-name="Emphasis"><text:span text:style-name="T47"/></text:span></text:p>
      <text:p text:style-name="P3"><text:span text:style-name="Emphasis"><text:span text:style-name="T47">You are a member of a </text:span></text:span><text:span text:style-name="Emphasis"><text:span text:style-name="T160">photography club</text:span></text:span><text:span text:style-name="Emphasis"><text:span text:style-name="T47">. You received this e-mail from the club:</text:span></text:span></text:p>
      <text:p text:style-name="P3"><text:span text:style-name="Emphasis"><text:span text:style-name="T47"/></text:span></text:p>
      <text:p text:style-name="P3"><text:span text:style-name="Emphasis"><text:span text:style-name="T167">Dear Member,</text:span></text:span></text:p>
      <text:p text:style-name="P3"><text:span text:style-name="Emphasis"><text:span text:style-name="T167">We are writing to tell you that the next meeting of our photography club (</text:span></text:span><text:span text:style-name="Emphasis"><text:span text:style-name="T169">taking photos of historical buildings</text:span></text:span><text:span text:style-name="Emphasis"><text:span text:style-name="T167">) has been </text:span></text:span><text:span text:style-name="Emphasis"><text:span text:style-name="T169">postponed</text:span></text:span><text:span text:style-name="Emphasis"><text:span text:style-name="T167"> for 2 months, as a few of the buildings have been damaged due to last week’s </text:span></text:span><text:span text:style-name="Emphasis"><text:span text:style-name="T169">storm</text:span></text:span><text:span text:style-name="Emphasis"><text:span text:style-name="T167"> . It will now take place on Saturday the 15th of March. The deposit that you paid for this trip will be held and used for the </text:span></text:span><text:span text:style-name="Emphasis"><text:span text:style-name="T169">March trip</text:span></text:span><text:span text:style-name="Emphasis"><text:span text:style-name="T167">. Please contact the </text:span></text:span><text:span text:style-name="Emphasis"><text:span text:style-name="T169">club secretary</text:span></text:span><text:span text:style-name="Emphasis"><text:span text:style-name="T167"> if you need to change your plans or would like a refund.</text:span></text:span></text:p>
      <text:p text:style-name="P3"><text:span text:style-name="Emphasis"><text:span text:style-name="T34"/></text:span></text:p>
      <text:p text:style-name="P3"><text:span text:style-name="Emphasis"><text:span text:style-name="T34"/></text:span></text:p>
      <text:p text:style-name="P3"><text:span text:style-name="Emphasis"><text:span text:style-name="T121">Write an e-mail to the </text:span></text:span><text:span text:style-name="Emphasis"><text:span text:style-name="T161">secretary of the club</text:span></text:span><text:span text:style-name="Emphasis"><text:span text:style-name="T121">. Write about your </text:span></text:span><text:span text:style-name="Emphasis"><text:span text:style-name="T161">feelings and what you would like to do</text:span></text:span><text:span text:style-name="Emphasis"><text:span text:style-name="T121">. Write 120-150 words.</text:span></text:span><text:span text:style-name="Emphasis"><text:span text:style-name="T168">*</text:span></text:span></text:p>
      <text:p text:style-name="P3"><text:span text:style-name="Emphasis"><text:span text:style-name="T34"/></text:span></text:p>
      <text:p text:style-name="P4"><text:span text:style-name="Emphasis"><text:span text:style-name="T122">Dear </text:span></text:span><text:span text:style-name="Emphasis"><text:span text:style-name="T123">Secretary,</text:span></text:span></text:p>
      <text:p text:style-name="P5"><text:span text:style-name="Emphasis"><text:span text:style-name="T124">Hope you are doing well. </text:span></text:span><text:span text:style-name="Emphasis"><text:span text:style-name="T125">I </text:span></text:span><text:span text:style-name="Emphasis"><text:span text:style-name="T126">am writing this letter to let you share my </text:span></text:span><text:span text:style-name="Emphasis"><text:span text:style-name="T127">view regarding </text:span></text:span><text:span text:style-name="Emphasis"><text:span text:style-name="T128">photography workshop that was likely to held in upcoming month. This is very unfortunate to </text:span></text:span><text:span text:style-name="Emphasis"><text:span text:style-name="T129">learn</text:span></text:span><text:span text:style-name="Emphasis"><text:span text:style-name="T128"> that the </text:span></text:span><text:span text:style-name="Emphasis"><text:span text:style-name="T130">historical </text:span></text:span><text:span text:style-name="Emphasis"><text:span text:style-name="T128">buildings have been damaged due to </text:span></text:span><text:span text:style-name="Emphasis"><text:span text:style-name="T131">the </text:span></text:span><text:span text:style-name="Emphasis"><text:span text:style-name="T132">st</text:span></text:span><text:span text:style-name="Emphasis"><text:span text:style-name="T130">orm. </text:span></text:span><text:span text:style-name="Emphasis"><text:span text:style-name="T162">Moreover</text:span></text:span><text:span text:style-name="Emphasis"><text:span text:style-name="T133">, </text:span></text:span><text:span text:style-name="Emphasis"><text:span text:style-name="T134">I am very much glad to hear that a trip has been arranged which will likely to </text:span></text:span><text:span text:style-name="Emphasis"><text:span text:style-name="T135">be </text:span></text:span><text:span text:style-name="Emphasis"><text:span text:style-name="T134">held on 15</text:span></text:span><text:span text:style-name="Emphasis"><text:span text:style-name="T56">th</text:span></text:span><text:span text:style-name="Emphasis"><text:span text:style-name="T134"> March. </text:span></text:span><text:span text:style-name="Emphasis"><text:span text:style-name="T163">However</text:span></text:span><text:span text:style-name="Emphasis"><text:span text:style-name="T134">, I have some ideas for our club that I like to share with you. </text:span></text:span></text:p>
      <text:p text:style-name="P5"><text:span text:style-name="Emphasis"><text:span text:style-name="T48"/></text:span></text:p>
      <text:p text:style-name="P6"><text:span text:style-name="Emphasis"><text:span text:style-name="T164">Firstly</text:span></text:span><text:span text:style-name="Emphasis"><text:span text:style-name="T137">, It would be grea</text:span></text:span><text:span text:style-name="Emphasis"><text:span text:style-name="T138">t</text:span></text:span><text:span text:style-name="Emphasis"><text:span text:style-name="T137"> </text:span></text:span><text:span text:style-name="Emphasis"><text:span text:style-name="T139">if we arrange </text:span></text:span><text:span text:style-name="Emphasis"><text:span text:style-name="T140">a</text:span></text:span><text:span text:style-name="Emphasis"><text:span text:style-name="T139"> photography exhibit</text:span></text:span><text:span text:style-name="Emphasis"><text:span text:style-name="T141">ion</text:span></text:span><text:span text:style-name="Emphasis"><text:span text:style-name="T139"> regarding these historical buildings </text:span></text:span><text:span text:style-name="Emphasis"><text:span text:style-name="T142">which has been damaged by storm </text:span></text:span><text:span text:style-name="Emphasis"><text:span text:style-name="T143">to point out to the nation an</text:span></text:span><text:span text:style-name="Emphasis"><text:span text:style-name="T144">d </text:span></text:span><text:span text:style-name="Emphasis"><text:span text:style-name="T145">the</text:span></text:span><text:span text:style-name="Emphasis"><text:span text:style-name="T146"> legal authority</text:span></text:span><text:span text:style-name="Emphasis"><text:span text:style-name="T147">. A</text:span></text:span><text:span text:style-name="Emphasis"><text:span text:style-name="T148">s these buildings are our nation's heritage </text:span></text:span><text:span text:style-name="Emphasis"><text:span text:style-name="T149">and it is our moral duty to </text:span></text:span><text:span text:style-name="Emphasis"><text:span text:style-name="T150">take </text:span></text:span><text:span text:style-name="Emphasis"><text:span text:style-name="T149">necessary steps. </text:span></text:span><text:span text:style-name="Emphasis"><text:span text:style-name="T165">Secondly</text:span></text:span><text:span text:style-name="Emphasis"><text:span text:style-name="T149">, </text:span></text:span><text:span text:style-name="Emphasis"><text:span text:style-name="T151">We can launch a campaign from our photography clu</text:span></text:span><text:span text:style-name="Emphasis"><text:span text:style-name="T152">b </text:span></text:span><text:span text:style-name="Emphasis"><text:span text:style-name="T149">to find out </text:span></text:span><text:span text:style-name="Emphasis"><text:span text:style-name="T151">o</text:span></text:span><text:span text:style-name="Emphasis"><text:span text:style-name="T153">ther</text:span></text:span><text:span text:style-name="Emphasis"><text:span text:style-name="T149"> historical or iconic building </text:span></text:span><text:span text:style-name="Emphasis"><text:span text:style-name="T154">which </text:span></text:span><text:span text:style-name="Emphasis"><text:span text:style-name="T155">lies </text:span></text:span><text:span text:style-name="Emphasis"><text:span text:style-name="T149">in our loc</text:span></text:span><text:span text:style-name="Emphasis"><text:span text:style-name="T156">al area. </text:span></text:span><text:span text:style-name="Emphasis"><text:span text:style-name="T149">It will serve </text:span></text:span><text:span text:style-name="Emphasis"><text:span text:style-name="T49">public awareness among general people about our national heritage. </text:span></text:span></text:p>
      <text:p text:style-name="P6"><text:span text:style-name="Emphasis"><text:span text:style-name="T49"/></text:span></text:p>
      <text:p text:style-name="P11"><text:span text:style-name="Emphasis"><text:span text:style-name="T296">I am looking forward to hearing from you as your earliest convenience.</text:span></text:span></text:p>
      <text:p text:style-name="P6"><text:span text:style-name="Emphasis"><text:span text:style-name="T49"/></text:span></text:p>
      <text:p text:style-name="P6"><text:span text:style-name="Emphasis"><text:span text:style-name="T49"/></text:span></text:p>
      <text:p text:style-name="P7"><text:span text:style-name="Emphasis"><text:span text:style-name="T50">Best Regards,</text:span></text:span></text:p>
      <text:p text:style-name="P7"><text:span text:style-name="Emphasis"><text:span text:style-name="T159">Hasan Mahmud</text:span></text:span><text:span text:style-name="Emphasis"><text:span text:style-name="T50"><text:line-break/></text:span></text:span></text:p>
      <text:p text:style-name="P7"><text:span text:style-name="Emphasis"><text:span text:style-name="T50"/></text:span></text:p>
      <text:p text:style-name="Horizontal_20_Line"><text:span text:style-name="Emphasis"><text:span text:style-name="T119"/></text:span></text:p>
      <text:p text:style-name="P4"><text:span text:style-name="Emphasis"><text:span text:style-name="T172"/></text:span></text:p>
      <text:p text:style-name="P56">You are a member of a <text:span text:style-name="T6">Travel club</text:span>. You received this e-mail from the club.</text:p>
      <text:p text:style-name="P56"/>
      <text:p text:style-name="P56">Dear Member,</text:p>
      <text:p text:style-name="P54">We are writing to tell you that the famous travel writer <text:span text:style-name="T6">Mr Price</text:span> will <text:span text:style-name="T6">unfortunately</text:span> not be able to attend our next club meeting. Although <text:span text:style-name="T6">Mr Price</text:span> will not be there to sign copies of his new book Around The World In Eighty Ways, members of the club will be able to buy a copy at the price of twenty five pounds. If you would like to reserve a copy of the book, please contact the club secretary.</text:p>
      <text:p text:style-name="P56"/>
      <text:p text:style-name="P56">Write an e-mail to <text:span text:style-name="T6">your friend</text:span>. Write about your <text:span text:style-name="T6">feelings and what you think</text:span> the club should do about the situation. </text:p>
      <text:p text:style-name="P56"/>
      <text:p text:style-name="P56"/>
      <text:p text:style-name="P56"><text:soft-page-break/>Write an e-mail to the <text:span text:style-name="T11">Pr</text:span><text:span text:style-name="T6">esident of the club</text:span>. Write about your <text:span text:style-name="T6">feelings and what you think</text:span> the club should do about the situation.</text:p>
      <text:p text:style-name="P56">Write 120-150 words. You have 20 minutes.</text:p>
      <text:p text:style-name="P56"/>
      <text:p text:style-name="P56"/>
      <text:p text:style-name="P56"/>
      <text:p text:style-name="P56">Dear President,</text:p>
      <text:p text:style-name="P8"><text:span text:style-name="Strong_20_Emphasis"><text:span text:style-name="T52">Hope this message finds you fine. I am writing this letter to let you inform regarding our next club meeting plan. </text:span></text:span></text:p>
      <text:p text:style-name="P8"><text:span text:style-name="Strong_20_Emphasis"><text:span text:style-name="T52"/></text:span></text:p>
      <text:p text:style-name="P8"><text:span text:style-name="Strong_20_Emphasis"><text:span text:style-name="T52">This is very unfortunate to learn that Mr. Price is not coming in our upcoming club meeting. </text:span></text:span><text:span text:style-name="Strong_20_Emphasis"><text:span text:style-name="T178">However</text:span></text:span><text:span text:style-name="Strong_20_Emphasis"><text:span text:style-name="T52">, it is a great news for us that we ware going to get his famous book at 25 pounds. I have some plan regarding our upcoming club meeting that I would like to share with you. </text:span></text:span><text:span text:style-name="Strong_20_Emphasis"><text:span text:style-name="T179">Firstly,</text:span></text:span><text:span text:style-name="Strong_20_Emphasis"><text:span text:style-name="T174"> </text:span></text:span><text:span text:style-name="Strong_20_Emphasis"><text:span text:style-name="T52">It would be great for club members if we manage a video message from Mr. Price which we will broadcast during our club meeting. </text:span></text:span><text:span text:style-name="Strong_20_Emphasis"><text:span text:style-name="T180">Secondly</text:span></text:span><text:span text:style-name="Strong_20_Emphasis"><text:span text:style-name="T178">,</text:span></text:span><text:span text:style-name="Strong_20_Emphasis"><text:span text:style-name="T52"> we might invite a notable traveler of Bangladesh, like MA Muhith who climbed the Mount Everest few years ago as it serves to motivate our club members. </text:span></text:span><text:span text:style-name="Strong_20_Emphasis"><text:span text:style-name="T181">Moreover</text:span></text:span><text:span text:style-name="Strong_20_Emphasis"><text:span text:style-name="T175">, </text:span></text:span><text:span text:style-name="Strong_20_Emphasis"><text:span text:style-name="T53">In my opinion we might fix a date to arrange our annual picnic </text:span></text:span></text:p>
      <text:p text:style-name="P8"><text:span text:style-name="Strong_20_Emphasis"><text:span text:style-name="T53"/></text:span></text:p>
      <text:p text:style-name="P12"><text:span text:style-name="Strong_20_Emphasis"><text:span text:style-name="T297">I am looking forward to hearing from you as your earliest convenience.</text:span></text:span></text:p>
      <text:p text:style-name="P12"><text:span text:style-name="Strong_20_Emphasis"><text:span text:style-name="T54"/></text:span></text:p>
      <text:p text:style-name="P9"><text:span text:style-name="Emphasis"><text:span text:style-name="T50">Best Regards,</text:span></text:span></text:p>
      <text:p text:style-name="P10"><text:span text:style-name="Emphasis"><text:span text:style-name="T166">Hasan Mahmud</text:span></text:span></text:p>
      <text:p text:style-name="P14"><text:span text:style-name="Strong_20_Emphasis"><text:span text:style-name="T51"/></text:span></text:p>
      <text:p text:style-name="P46">Complain Letter</text:p>
      <text:p text:style-name="P19"><text:span text:style-name="T4">Write a </text:span><text:span text:style-name="T5">formal letter to the Customer Support Manger regarding faulty mobile phone that you bought last week.</text:span></text:p>
      <text:p text:style-name="P47"><text:s/></text:p>
      <text:p text:style-name="P35">Dear Manager,</text:p>
      <text:p text:style-name="P35"/>
      <text:p text:style-name="P35">I am writing to complain about a mobile phone that I have purchased from your on-line store.</text:p>
      <text:p text:style-name="P35"/>
      <text:p text:style-name="P35">The phone worked as expected during the first two weeks and then suddenly malfunctioned. <text:span text:style-name="T6">Firstly,</text:span> the camera stopped working and later the touchscreen became irresponsive. Also, the monitor is getting blurry which makes it difficult for me to see the SMS messages clearly. I was very surprised to discover such problems in quite an expensive model. The phone is now unusable. </text:p>
      <text:p text:style-name="P35"/>
      <text:p text:style-name="P35">I would highly appreciate if you could look into this matter, and discuss how to replace it with a brand new one. Otherwise, I will be well within my right to request for a complete refund.</text:p>
      <text:p text:style-name="P35"/>
      <text:p text:style-name="P35">Looking forward to your response and kind cooperation.</text:p>
      <text:p text:style-name="P35"/>
      <text:p text:style-name="P35">Best Regards</text:p>
      <text:p text:style-name="P13"><text:span text:style-name="Strong_20_Emphasis"><text:span text:style-name="T298">Mahmud</text:span></text:span><text:span text:style-name="Strong_20_Emphasis"><text:span text:style-name="T299"> Hasan</text:span></text:span><text:span text:style-name="Strong_20_Emphasis"><text:span text:style-name="T300"> </text:span></text:span></text:p>
      <text:p text:style-name="P14"><text:span text:style-name="Strong_20_Emphasis"><text:span text:style-name="T51"/></text:span></text:p>
      <text:p text:style-name="P16"><text:span text:style-name="Strong_20_Emphasis"><text:span text:style-name="T172"/></text:span></text:p>
      <text:p text:style-name="P15"><text:span text:style-name="Strong_20_Emphasis"><text:span text:style-name="T172"/></text:span></text:p>
      <text:p text:style-name="P15"><text:soft-page-break/><text:span text:style-name="Strong_20_Emphasis"><text:span text:style-name="T172"/></text:span></text:p>
      <text:p text:style-name="P14"><text:bookmark text:name="apology-letter-for-late-payment-of-rent"/><text:span text:style-name="Strong_20_Emphasis"><text:span text:style-name="T51">Apology letter for Late Payment of Rent </text:span></text:span><text:span text:style-name="Strong_20_Emphasis"><text:span text:style-name="T171">and inform some problem of the flat.</text:span></text:span></text:p>
      <text:p text:style-name="P66">Dear <text:span text:style-name="T182">Sir</text:span>,</text:p>
      <text:p text:style-name="P67">Kindly receive my sincere apologies for being late in paying the rent. I understand I was supposed to pay by <text:span text:style-name="T43">within first week of following month</text:span>. <text:span text:style-name="T10">Unfortunately</text:span><text:span text:style-name="T44">, </text:span>I had <text:span text:style-name="T44">lost my wallet and there was a large sum of money inside</text:span>. Due to my good history in making payments, <text:span text:style-name="T183">please consider my unexpected incident</text:span>. I will pay all the rent required by <text:span text:style-name="T45">next week. I</text:span> hope that this does not cause you much inconvenience. <text:line-break/><text:line-break/>There are also some problems with the flat that I wish to bring to your attention. <text:span text:style-name="T6">First</text:span>, the cold tap in the bathroom will not turn off properly, and the water is dripping constantly. This will need to be fixed quickly because it is wasting water. <text:span text:style-name="T6">Second</text:span>, one of the back burners on the top of the oven does not work at all. <text:line-break/><text:line-break/>I’m sorry that I cannot pay the rent on time, and trust that you will understand.</text:p>
      <text:p text:style-name="P61"/>
      <text:p text:style-name="P63"><text:span text:style-name="T207">Best Regards<text:line-break/>Hasan </text:span><text:span text:style-name="T208">Ahmad</text:span><text:span text:style-name="T206"><text:line-break/></text:span></text:p>
      <text:p text:style-name="P2"><text:span text:style-name="Emphasis"><text:span text:style-name="T34"/></text:span></text:p>
      <text:p text:style-name="P2"><text:span text:style-name="Emphasis"><text:span text:style-name="T34"/></text:span></text:p>
      <text:p text:style-name="P55"/>
      <text:p text:style-name="P36">Write a<text:span text:style-name="T187">n</text:span> <text:span text:style-name="T186">email</text:span> to the <text:span text:style-name="T6">Khadim Nagar Reserved Forest</text:span> <text:span text:style-name="T6">Manager</text:span> <text:span text:style-name="T188">for seeking permission to visit the Khadim Nagar Reserved Forest. <text:s/></text:span></text:p>
      <text:p text:style-name="P37"/>
      <text:p text:style-name="P37"/>
      <text:p text:style-name="P37">Dear Mr. Hasnat,</text:p>
      <text:p text:style-name="P37"/>
      <text:p text:style-name="P37">I am writing this letter on behalf of the Photography Club as a President, seeking your permission to conduct a annual picnic to the reserved forest, on 10 April 2019. <text:span text:style-name="T12">Sylhet</text:span><text:span text:style-name="T6"> Photography Club</text:span> <text:span text:style-name="T184">(SPA) </text:span>is a well-reputed <text:span text:style-name="T185">photography</text:span> club located at in Sylhet, famed for its street photography and documentary.</text:p>
      <text:p text:style-name="P37"/>
      <text:p text:style-name="P37">The group would be of thirty-two visitors, including two Club members and their corresponding family members. Being students of <text:span text:style-name="T185">photography</text:span>, this visit would help in better understanding of various concepts. The purpose of this visit is to enhance the individual knowledge. We intend to take a round of the entire reserve forest and take photos of this reserved forest.</text:p>
      <text:p text:style-name="P37"/>
      <text:p text:style-name="P37">Kindly grant us permission for the visit and make necessary arrangements for the same. We look forward to a positive reply from your side.</text:p>
      <text:p text:style-name="P37"/>
      <text:p text:style-name="P37">Looking forward to your response and kind cooperation.</text:p>
      <text:p text:style-name="P37"/>
      <text:p text:style-name="P37">Best Regards</text:p>
      <text:p text:style-name="P48">Bulbul Ahmad</text:p>
      <text:p text:style-name="P20"/>
      <text:p text:style-name="P20"/>
      <text:p text:style-name="P23"/>
      <text:p text:style-name="P23"/>
      <text:p text:style-name="P69"><text:soft-page-break/><text:span text:style-name="T42">Ticket Refund Request Letter</text:span></text:p>
      <text:p text:style-name="P62"><text:span text:style-name="T39">Dear Manager,</text:span></text:p>
      <text:p text:style-name="P65"><text:span text:style-name="T304">My name is John and I booked a ticket for Chicago last night </text:span><text:span text:style-name="T305">which has been</text:span> issued on the 16th of <text:span text:style-name="T301">March</text:span> 20<text:span text:style-name="T301">19</text:span> for <text:span text:style-name="T304">Chicago</text:span> trip. <text:span text:style-name="T6">Unfortunately</text:span>, <text:span text:style-name="T209">My traveling companion was hospitalized suddenly yesterday</text:span> so I cancelled <text:span text:style-name="T306">the</text:span> trip and informed your office immediately.</text:p>
      <text:p text:style-name="P64">In this regard, I shall appreciate if you can arrange the refund at the earliest possible time.</text:p>
      <text:p text:style-name="P60"><text:span text:style-name="T3">Allow me to thank you in advance for your prompt assistance in this matter.</text:span></text:p>
      <text:p text:style-name="P64">Sincerely yours,<text:line-break/>The<text:span text:style-name="T302">resa </text:span></text:p>
      <text:p text:style-name="P57"><text:span text:style-name="T294"/></text:p>
      <text:p text:style-name="P58"><text:span text:style-name="T294"/></text:p>
      <text:p text:style-name="P59"/>
      <text:p text:style-name="P20">Why are interested <text:span text:style-name="T26">to join a Photography Club?</text:span></text:p>
      <text:p text:style-name="P39"/>
      <text:p text:style-name="P42"><text:span text:style-name="T6">Firstly</text:span>, I am interested to join a photography club to meet like-minded people who have the same interests on <text:span text:style-name="T27">photography</text:span> like me. <text:span text:style-name="T6">Secondly</text:span>, To level up my skill and knowledge on Photography by participating workshop and seminar also get motivated from others. <text:span text:style-name="T6">In </text:span><text:span text:style-name="T16">addition</text:span><text:span text:style-name="T6">,</text:span> I will get chance to look wonderful photos which helps me to get inspire and motivated. </text:p>
      <text:p text:style-name="P42"/>
      <text:p text:style-name="P42"/>
      <text:p text:style-name="P21">Why are interested <text:span text:style-name="T26">to join a Sports Club?</text:span></text:p>
      <text:p text:style-name="P40"/>
      <text:p text:style-name="P43"><text:span text:style-name="T6">Firstly</text:span>, I am interested to join a <text:span text:style-name="T189">Sports</text:span> <text:span text:style-name="T190">C</text:span>lub to meet like-minded people who have the same interests on <text:span text:style-name="T191">sports</text:span> like me. <text:span text:style-name="T6">Secondly</text:span>, To level up my <text:span text:style-name="T192">fitness</text:span> and <text:span text:style-name="T192">awareness</text:span> by participating <text:span text:style-name="T193">group exercise, sports activities </text:span>and <text:span text:style-name="T194">get motivated from other members</text:span>. <text:span text:style-name="T6">In </text:span><text:span text:style-name="T16">addition</text:span><text:span text:style-name="T6">,</text:span> I will get chance to <text:span text:style-name="T195">take advice from professional trainers and right equipment to achieve fitness goal.</text:span></text:p>
      <text:p text:style-name="P43"/>
      <text:p text:style-name="P22">Why are interested <text:span text:style-name="T26">to join a Tourists Club?</text:span></text:p>
      <text:p text:style-name="P41"/>
      <text:p text:style-name="P44"><text:span text:style-name="T6">Firstly</text:span>, I am interested to join a <text:span text:style-name="T196">Tourists</text:span> <text:span text:style-name="T190">C</text:span>lub to meet like-minded people who have the same interests on <text:span text:style-name="T197">travel</text:span> like me. <text:span text:style-name="T6">Secondly</text:span>, <text:span text:style-name="T198">it helps to explore new places in a group tour which is more affordable, secured, fun and enjoyable. </text:span><text:span text:style-name="T17">In addition,</text:span><text:span text:style-name="T198"> it helps to get motivated from senior members, learn their story of traveling and so on. </text:span></text:p>
      <text:p text:style-name="P42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rriweather" svg:font-family="Merriweather, Georgia, serif"/>
    <style:font-face style:name="Open Sans" svg:font-family="'Open Sans', sans-serif"/>
    <style:font-face style:name="Roboto Slab" svg:font-family="'Roboto Slab', serif"/>
    <style:font-face style:name="Arial" svg:font-family="Arial" style:font-family-generic="roman"/>
    <style:font-face style:name="FreeSans" svg:font-family="FreeSans" style:font-family-generic="roman"/>
    <style:font-face style:name="Georgia" svg:font-family="Georgia" style:font-family-generic="roman"/>
    <style:font-face style:name="Liberation Serif" svg:font-family="'Liberation Serif'" style:font-family-generic="roman"/>
    <style:font-face style:name="Noto Sans CJK SC Regular" svg:font-family="'Noto Sans CJK SC Regular'" style:font-family-generic="roman"/>
    <style:font-face style:name="FreeSans2" svg:font-family="FreeSans" style:font-family-generic="swiss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Georgia" fo:font-size="12pt" fo:language="en" fo:country="US" style:letter-kerning="true" style:font-name-asian="Noto Sans CJK SC Regular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Georgia" fo:font-family="Georgia" style:font-family-generic="roman" fo:font-size="18pt" style:font-name-asian="Noto Sans CJK SC Regular1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 style:font-name-complex="FreeSans2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111in" fo:margin-bottom="0in" loext:contextual-spacing="false" fo:line-height="100%" fo:text-align="center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Arial" fo:font-family="Arial" style:font-family-generic="roman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loext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loext:contextual-spacing="false" fo:line-height="100%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loext:contextual-spacing="false" fo:line-height="100%" fo:text-align="start" style:justify-single-word="false" fo:text-indent="-0.3126in" style:auto-text-indent="false" style:writing-mode="lr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loext:contextual-spacing="false" fo:line-height="100%" fo:text-align="start" style:justify-single-word="false" fo:text-indent="-0.25in" style:auto-text-indent="false" style:writing-mode="lr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Noto Sans CJK SC Regular" fo:font-family="'Noto Sans CJK SC Regular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Heading_20_1" style:display-name="Heading 1" style:family="paragraph" style:parent-style-name="Heading" style:class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6in" fo:margin-bottom="0.2in" fo:margin-left="0.7874in" fo:margin-right="0.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07:03.291334581</meta:creation-date>
    <dc:date>2019-03-19T22:17:46.538212507</dc:date>
    <meta:editing-duration>PT7H39M18S</meta:editing-duration>
    <meta:editing-cycles>495</meta:editing-cycles>
    <meta:generator>LibreOffice/5.1.6.2$Linux_X86_64 LibreOffice_project/10m0$Build-2</meta:generator>
    <meta:document-statistic meta:table-count="0" meta:image-count="0" meta:object-count="0" meta:page-count="5" meta:paragraph-count="83" meta:word-count="1756" meta:character-count="9909" meta:non-whitespace-character-count="8207"/>
  </office:meta>
</office:document-meta>
</file>